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37mm"/>
    </style:style>
    <style:style style:name="co2" style:family="table-column">
      <style:table-column-properties fo:break-before="auto" style:column-width="5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5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Default" office:value-type="float" office:value="1674247449.43898" calcext:value-type="float">
            <text:p>1674247449,43898</text:p>
          </table:table-cell>
          <table:table-cell office:value-type="string" calcext:value-type="string">
            <text:p>0C:B8:15:F3:68:DC</text:p>
          </table:table-cell>
          <table:table-cell/>
          <table:table-cell office:value-type="string" calcext:value-type="string">
            <text:p>f0:65:ae:2f:c5:d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table:style-name="Default" office:value-type="float" office:value="1674247452.48089" calcext:value-type="float">
            <text:p>1674247452,4808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5" calcext:value-type="float">
            <text:p>-72,5</text:p>
          </table:table-cell>
        </table:table-row>
        <table:table-row table:style-name="ro1">
          <table:table-cell table:style-name="Default" office:value-type="float" office:value="1674247455.54051" calcext:value-type="float">
            <text:p>1674247455,5405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style-name="Default" office:value-type="float" office:value="1674247458.61028" calcext:value-type="float">
            <text:p>1674247458,61028</text:p>
          </table:table-cell>
          <table:table-cell office:value-type="string" calcext:value-type="string">
            <text:p>0C:B8:15:F3:68:DC</text:p>
          </table:table-cell>
          <table:table-cell/>
          <table:table-cell office:value-type="string" calcext:value-type="string">
            <text:p>f0:65:ae:2f:c5:d5</text:p>
          </table:table-cell>
          <table:table-cell office:value-type="float" office:value="-71.5" calcext:value-type="float">
            <text:p>-71,5</text:p>
          </table:table-cell>
        </table:table-row>
        <table:table-row table:style-name="ro1">
          <table:table-cell table:style-name="Default" office:value-type="float" office:value="1674247461.69402" calcext:value-type="float">
            <text:p>1674247461,6940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1.2" calcext:value-type="float">
            <text:p>-71,2</text:p>
          </table:table-cell>
        </table:table-row>
        <table:table-row table:style-name="ro1">
          <table:table-cell table:style-name="Default" office:value-type="float" office:value="1674247464.75548" calcext:value-type="float">
            <text:p>1674247464,7554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table:style-name="Default" office:value-type="float" office:value="1674247467.81984" calcext:value-type="float">
            <text:p>1674247467,81984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8.4" calcext:value-type="float">
            <text:p>-68,4</text:p>
          </table:table-cell>
        </table:table-row>
        <table:table-row table:style-name="ro1">
          <table:table-cell table:style-name="Default" office:value-type="float" office:value="1674247470.90074" calcext:value-type="float">
            <text:p>1674247470,90074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table:style-name="Default" office:value-type="float" office:value="1674247473.97162" calcext:value-type="float">
            <text:p>1674247473,9716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7.4" calcext:value-type="float">
            <text:p>-67,4</text:p>
          </table:table-cell>
        </table:table-row>
        <table:table-row table:style-name="ro1">
          <table:table-cell table:style-name="Default" office:value-type="float" office:value="1674247477.0821" calcext:value-type="float">
            <text:p>1674247477,082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7.4" calcext:value-type="float">
            <text:p>-67,4</text:p>
          </table:table-cell>
        </table:table-row>
        <table:table-row table:style-name="ro1">
          <table:table-cell table:style-name="Default" office:value-type="float" office:value="1674247480.15568" calcext:value-type="float">
            <text:p>1674247480,1556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table:style-name="Default" office:value-type="float" office:value="1674247483.21151" calcext:value-type="float">
            <text:p>1674247483,2115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7.6" calcext:value-type="float">
            <text:p>-67,6</text:p>
          </table:table-cell>
        </table:table-row>
        <table:table-row table:style-name="ro1">
          <table:table-cell table:style-name="Default" office:value-type="float" office:value="1674247486.27216" calcext:value-type="float">
            <text:p>1674247486,27216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7.8" calcext:value-type="float">
            <text:p>-67,8</text:p>
          </table:table-cell>
        </table:table-row>
        <table:table-row table:style-name="ro1">
          <table:table-cell table:style-name="Default" office:value-type="float" office:value="1674247489.35004" calcext:value-type="float">
            <text:p>1674247489,35004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9.2" calcext:value-type="float">
            <text:p>-69,2</text:p>
          </table:table-cell>
        </table:table-row>
        <table:table-row table:style-name="ro1">
          <table:table-cell table:style-name="Default" office:value-type="float" office:value="1674247492.41452" calcext:value-type="float">
            <text:p>1674247492,4145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8.6" calcext:value-type="float">
            <text:p>-68,6</text:p>
          </table:table-cell>
        </table:table-row>
        <table:table-row table:style-name="ro1">
          <table:table-cell table:style-name="Default" office:value-type="float" office:value="1674247495.46242" calcext:value-type="float">
            <text:p>1674247495,4624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1.4" calcext:value-type="float">
            <text:p>-71,4</text:p>
          </table:table-cell>
        </table:table-row>
        <table:table-row table:style-name="ro1">
          <table:table-cell table:style-name="Default" office:value-type="float" office:value="1674247498.51672" calcext:value-type="float">
            <text:p>1674247498,5167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6" calcext:value-type="float">
            <text:p>-72,6</text:p>
          </table:table-cell>
        </table:table-row>
        <table:table-row table:style-name="ro1">
          <table:table-cell table:style-name="Default" office:value-type="float" office:value="1674247501.5877" calcext:value-type="float">
            <text:p>1674247501,5877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8" calcext:value-type="float">
            <text:p>-72,8</text:p>
          </table:table-cell>
        </table:table-row>
        <table:table-row table:style-name="ro1">
          <table:table-cell table:style-name="Default" office:value-type="float" office:value="1674247504.65819" calcext:value-type="float">
            <text:p>1674247504,6581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2" calcext:value-type="float">
            <text:p>-72,2</text:p>
          </table:table-cell>
        </table:table-row>
        <table:table-row table:style-name="ro1">
          <table:table-cell table:style-name="Default" office:value-type="float" office:value="1674247507.73003" calcext:value-type="float">
            <text:p>1674247507,7300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style-name="Default" office:value-type="float" office:value="1674247510.79473" calcext:value-type="float">
            <text:p>1674247510,79473</text:p>
          </table:table-cell>
          <table:table-cell office:value-type="string" calcext:value-type="string">
            <text:p>0C:B8:15:F3:68:DC</text:p>
          </table:table-cell>
          <table:table-cell/>
          <table:table-cell office:value-type="string" calcext:value-type="string">
            <text:p>f0:65:ae:2f:c5:d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table:style-name="Default" office:value-type="float" office:value="1674247513.86516" calcext:value-type="float">
            <text:p>1674247513,86516</text:p>
          </table:table-cell>
          <table:table-cell office:value-type="string" calcext:value-type="string">
            <text:p>0C:B8:15:F3:68:DC</text:p>
          </table:table-cell>
          <table:table-cell/>
          <table:table-cell office:value-type="string" calcext:value-type="string">
            <text:p>f0:65:ae:2f:c5:d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table:style-name="Default" office:value-type="float" office:value="1674247516.93614" calcext:value-type="float">
            <text:p>1674247516,93614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7.8" calcext:value-type="float">
            <text:p>-77,8</text:p>
          </table:table-cell>
        </table:table-row>
        <table:table-row table:style-name="ro1">
          <table:table-cell table:style-name="Default" office:value-type="float" office:value="1674247520.00776" calcext:value-type="float">
            <text:p>1674247520,00776</text:p>
          </table:table-cell>
          <table:table-cell office:value-type="string" calcext:value-type="string">
            <text:p>0C:B8:15:F3:68:DC</text:p>
          </table:table-cell>
          <table:table-cell/>
          <table:table-cell office:value-type="string" calcext:value-type="string">
            <text:p>f0:65:ae:2f:c5:d5</text:p>
          </table:table-cell>
          <table:table-cell office:value-type="float" office:value="-79.4" calcext:value-type="float">
            <text:p>-79,4</text:p>
          </table:table-cell>
        </table:table-row>
        <table:table-row table:style-name="ro1">
          <table:table-cell table:style-name="Default" office:value-type="float" office:value="1674247523.07949" calcext:value-type="float">
            <text:p>1674247523,0794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8.8" calcext:value-type="float">
            <text:p>-78,8</text:p>
          </table:table-cell>
        </table:table-row>
        <table:table-row table:style-name="ro1">
          <table:table-cell table:style-name="Default" office:value-type="float" office:value="1674247526.14534" calcext:value-type="float">
            <text:p>1674247526,14534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6.4" calcext:value-type="float">
            <text:p>-76,4</text:p>
          </table:table-cell>
        </table:table-row>
        <table:table-row table:style-name="ro1">
          <table:table-cell table:style-name="Default" office:value-type="float" office:value="1674247529.21536" calcext:value-type="float">
            <text:p>1674247529,21536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table:style-name="Default" office:value-type="float" office:value="1674247532.28905" calcext:value-type="float">
            <text:p>1674247532,2890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8" calcext:value-type="float">
            <text:p>-72,8</text:p>
          </table:table-cell>
        </table:table-row>
        <table:table-row table:style-name="ro1">
          <table:table-cell table:style-name="Default" office:value-type="float" office:value="1674247535.36525" calcext:value-type="float">
            <text:p>1674247535,3652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3.2" calcext:value-type="float">
            <text:p>-73,2</text:p>
          </table:table-cell>
        </table:table-row>
        <table:table-row table:style-name="ro1">
          <table:table-cell table:style-name="Default" office:value-type="float" office:value="1674247538.42617" calcext:value-type="float">
            <text:p>1674247538,42617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6.6" calcext:value-type="float">
            <text:p>-76,6</text:p>
          </table:table-cell>
        </table:table-row>
        <table:table-row table:style-name="ro1">
          <table:table-cell table:style-name="Default" office:value-type="float" office:value="1674247541.50005" calcext:value-type="float">
            <text:p>1674247541,5000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6.8" calcext:value-type="float">
            <text:p>-76,8</text:p>
          </table:table-cell>
        </table:table-row>
        <table:table-row table:style-name="ro1">
          <table:table-cell table:style-name="Default" office:value-type="float" office:value="1674247544.56433" calcext:value-type="float">
            <text:p>1674247544,5643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7.2" calcext:value-type="float">
            <text:p>-77,2</text:p>
          </table:table-cell>
        </table:table-row>
        <table:table-row table:style-name="ro1">
          <table:table-cell table:style-name="Default" office:value-type="float" office:value="1674247547.63467" calcext:value-type="float">
            <text:p>1674247547,63467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8.4" calcext:value-type="float">
            <text:p>-78,4</text:p>
          </table:table-cell>
        </table:table-row>
        <table:table-row table:style-name="ro1">
          <table:table-cell table:style-name="Default" office:value-type="float" office:value="1674247550.71479" calcext:value-type="float">
            <text:p>1674247550,71479</text:p>
          </table:table-cell>
          <table:table-cell office:value-type="string" calcext:value-type="string">
            <text:p>0C:B8:15:F3:68:DC</text:p>
          </table:table-cell>
          <table:table-cell/>
          <table:table-cell office:value-type="string" calcext:value-type="string">
            <text:p>f0:65:ae:2f:c5:d5</text:p>
          </table:table-cell>
          <table:table-cell office:value-type="float" office:value="-77.2" calcext:value-type="float">
            <text:p>-77,2</text:p>
          </table:table-cell>
        </table:table-row>
        <table:table-row table:style-name="ro1">
          <table:table-cell table:style-name="Default" office:value-type="float" office:value="1674247553.77831" calcext:value-type="float">
            <text:p>1674247553,7783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3.6" calcext:value-type="float">
            <text:p>-73,6</text:p>
          </table:table-cell>
        </table:table-row>
        <table:table-row table:style-name="ro1">
          <table:table-cell table:style-name="Default" office:value-type="float" office:value="1674247556.84568" calcext:value-type="float">
            <text:p>1674247556,8456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4.8" calcext:value-type="float">
            <text:p>-74,8</text:p>
          </table:table-cell>
        </table:table-row>
        <table:table-row table:style-name="ro1">
          <table:table-cell table:style-name="Default" office:value-type="float" office:value="1674247559.91521" calcext:value-type="float">
            <text:p>1674247559,9152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3.4" calcext:value-type="float">
            <text:p>-73,4</text:p>
          </table:table-cell>
        </table:table-row>
        <table:table-row table:style-name="ro1">
          <table:table-cell table:style-name="Default" office:value-type="float" office:value="1674247562.99507" calcext:value-type="float">
            <text:p>1674247562,99507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1.2" calcext:value-type="float">
            <text:p>-71,2</text:p>
          </table:table-cell>
        </table:table-row>
        <table:table-row table:style-name="ro1">
          <table:table-cell table:style-name="Default" office:value-type="float" office:value="1674247566.06855" calcext:value-type="float">
            <text:p>1674247566,0685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3.2" calcext:value-type="float">
            <text:p>-73,2</text:p>
          </table:table-cell>
        </table:table-row>
        <table:table-row table:style-name="ro1">
          <table:table-cell table:style-name="Default" office:value-type="float" office:value="1674247569.13363" calcext:value-type="float">
            <text:p>1674247569,1336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8" calcext:value-type="float">
            <text:p>-72,8</text:p>
          </table:table-cell>
        </table:table-row>
        <table:table-row table:style-name="ro1">
          <table:table-cell table:style-name="Default" office:value-type="float" office:value="1674247572.19872" calcext:value-type="float">
            <text:p>1674247572,1987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style-name="Default" office:value-type="float" office:value="1674247575.28198" calcext:value-type="float">
            <text:p>1674247575,2819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style-name="Default" office:value-type="float" office:value="1674247578.35161" calcext:value-type="float">
            <text:p>1674247578,3516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3.8" calcext:value-type="float">
            <text:p>-73,8</text:p>
          </table:table-cell>
        </table:table-row>
        <table:table-row table:style-name="ro1">
          <table:table-cell table:style-name="Default" office:value-type="float" office:value="1674247581.47158" calcext:value-type="float">
            <text:p>1674247581,4715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0.6" calcext:value-type="float">
            <text:p>-70,6</text:p>
          </table:table-cell>
        </table:table-row>
        <table:table-row table:style-name="ro1">
          <table:table-cell table:style-name="Default" office:value-type="float" office:value="1674247584.53927" calcext:value-type="float">
            <text:p>1674247584,53927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3.2" calcext:value-type="float">
            <text:p>-73,2</text:p>
          </table:table-cell>
        </table:table-row>
        <table:table-row table:style-name="ro1">
          <table:table-cell table:style-name="Default" office:value-type="float" office:value="1674247590.67151" calcext:value-type="float">
            <text:p>1674247590,6715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style-name="Default" office:value-type="float" office:value="1674247593.73151" calcext:value-type="float">
            <text:p>1674247593,73151</text:p>
          </table:table-cell>
          <table:table-cell office:value-type="string" calcext:value-type="string">
            <text:p>0C:B8:15:F3:68:DC</text:p>
          </table:table-cell>
          <table:table-cell/>
          <table:table-cell office:value-type="string" calcext:value-type="string">
            <text:p>f0:65:ae:2f:c5:d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style-name="Default" office:value-type="float" office:value="1674247596.79448" calcext:value-type="float">
            <text:p>1674247596,7944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table:style-name="Default" office:value-type="float" office:value="1674247599.84712" calcext:value-type="float">
            <text:p>1674247599,8471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table:style-name="Default" office:value-type="float" office:value="1674247602.91338" calcext:value-type="float">
            <text:p>1674247602,9133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table:style-name="Default" office:value-type="float" office:value="1674247606.08832" calcext:value-type="float">
            <text:p>1674247606,0883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9.8" calcext:value-type="float">
            <text:p>-69,8</text:p>
          </table:table-cell>
        </table:table-row>
        <table:table-row table:style-name="ro1">
          <table:table-cell table:style-name="Default" office:value-type="float" office:value="1674247609.18349" calcext:value-type="float">
            <text:p>1674247609,1834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9.6" calcext:value-type="float">
            <text:p>-69,6</text:p>
          </table:table-cell>
        </table:table-row>
        <table:table-row table:style-name="ro1">
          <table:table-cell table:style-name="Default" office:value-type="float" office:value="1674247612.24425" calcext:value-type="float">
            <text:p>1674247612,2442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table:style-name="Default" office:value-type="float" office:value="1674247615.29947" calcext:value-type="float">
            <text:p>1674247615,29947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1.6" calcext:value-type="float">
            <text:p>-71,6</text:p>
          </table:table-cell>
        </table:table-row>
        <table:table-row table:style-name="ro1">
          <table:table-cell table:style-name="Default" office:value-type="float" office:value="1674247618.3689" calcext:value-type="float">
            <text:p>1674247618,368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1.6" calcext:value-type="float">
            <text:p>-71,6</text:p>
          </table:table-cell>
        </table:table-row>
        <table:table-row table:style-name="ro1">
          <table:table-cell table:style-name="Default" office:value-type="float" office:value="1674247621.43852" calcext:value-type="float">
            <text:p>1674247621,4385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4.2" calcext:value-type="float">
            <text:p>-74,2</text:p>
          </table:table-cell>
        </table:table-row>
        <table:table-row table:style-name="ro1">
          <table:table-cell table:style-name="Default" office:value-type="float" office:value="1674247624.50647" calcext:value-type="float">
            <text:p>1674247624,50647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7.2" calcext:value-type="float">
            <text:p>-77,2</text:p>
          </table:table-cell>
        </table:table-row>
        <table:table-row table:style-name="ro1">
          <table:table-cell table:style-name="Default" office:value-type="float" office:value="1674247627.57691" calcext:value-type="float">
            <text:p>1674247627,5769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9.6" calcext:value-type="float">
            <text:p>-79,6</text:p>
          </table:table-cell>
        </table:table-row>
        <table:table-row table:style-name="ro1">
          <table:table-cell table:style-name="Default" office:value-type="float" office:value="1674247630.66373" calcext:value-type="float">
            <text:p>1674247630,6637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8.6" calcext:value-type="float">
            <text:p>-78,6</text:p>
          </table:table-cell>
        </table:table-row>
        <table:table-row table:style-name="ro1">
          <table:table-cell table:style-name="Default" office:value-type="float" office:value="1674247633.71161" calcext:value-type="float">
            <text:p>1674247633,7116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9.2" calcext:value-type="float">
            <text:p>-79,2</text:p>
          </table:table-cell>
        </table:table-row>
        <table:table-row table:style-name="ro1">
          <table:table-cell table:style-name="Default" office:value-type="float" office:value="1674247636.77626" calcext:value-type="float">
            <text:p>1674247636,77626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80.2" calcext:value-type="float">
            <text:p>-80,2</text:p>
          </table:table-cell>
        </table:table-row>
        <table:table-row table:style-name="ro1">
          <table:table-cell table:style-name="Default" office:value-type="float" office:value="1674247639.83927" calcext:value-type="float">
            <text:p>1674247639,83927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8.6" calcext:value-type="float">
            <text:p>-78,6</text:p>
          </table:table-cell>
        </table:table-row>
        <table:table-row table:style-name="ro1">
          <table:table-cell table:style-name="Default" office:value-type="float" office:value="1674247642.90985" calcext:value-type="float">
            <text:p>1674247642,9098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6.8" calcext:value-type="float">
            <text:p>-76,8</text:p>
          </table:table-cell>
        </table:table-row>
        <table:table-row table:style-name="ro1">
          <table:table-cell table:style-name="Default" office:value-type="float" office:value="1674247645.97106" calcext:value-type="float">
            <text:p>1674247645,97106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80.4" calcext:value-type="float">
            <text:p>-80,4</text:p>
          </table:table-cell>
        </table:table-row>
        <table:table-row table:style-name="ro1">
          <table:table-cell table:style-name="Default" office:value-type="float" office:value="1674247649.02699" calcext:value-type="float">
            <text:p>1674247649,0269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80.2" calcext:value-type="float">
            <text:p>-80,2</text:p>
          </table:table-cell>
        </table:table-row>
        <table:table-row table:style-name="ro1">
          <table:table-cell table:style-name="Default" office:value-type="float" office:value="1674247652.08439" calcext:value-type="float">
            <text:p>1674247652,0843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table:style-name="Default" office:value-type="float" office:value="1674247655.14023" calcext:value-type="float">
            <text:p>1674247655,1402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81.4" calcext:value-type="float">
            <text:p>-81,4</text:p>
          </table:table-cell>
        </table:table-row>
        <table:table-row table:style-name="ro1">
          <table:table-cell table:style-name="Default" office:value-type="float" office:value="1674247658.19583" calcext:value-type="float">
            <text:p>1674247658,19583</text:p>
          </table:table-cell>
          <table:table-cell office:value-type="string" calcext:value-type="string">
            <text:p>0C:B8:15:F3:68:DC</text:p>
          </table:table-cell>
          <table:table-cell/>
          <table:table-cell office:value-type="string" calcext:value-type="string">
            <text:p>f0:65:ae:2f:c5:d5</text:p>
          </table:table-cell>
          <table:table-cell office:value-type="float" office:value="-82.8" calcext:value-type="float">
            <text:p>-82,8</text:p>
          </table:table-cell>
        </table:table-row>
        <table:table-row table:style-name="ro1">
          <table:table-cell table:style-name="Default" office:value-type="float" office:value="1674247661.2465" calcext:value-type="float">
            <text:p>1674247661,246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8.6" calcext:value-type="float">
            <text:p>-78,6</text:p>
          </table:table-cell>
        </table:table-row>
        <table:table-row table:style-name="ro1">
          <table:table-cell table:style-name="Default" office:value-type="float" office:value="1674247664.30222" calcext:value-type="float">
            <text:p>1674247664,3022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8.4" calcext:value-type="float">
            <text:p>-78,4</text:p>
          </table:table-cell>
        </table:table-row>
        <table:table-row table:style-name="ro1">
          <table:table-cell table:style-name="Default" office:value-type="float" office:value="1674247667.36824" calcext:value-type="float">
            <text:p>1674247667,36824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8.6" calcext:value-type="float">
            <text:p>-78,6</text:p>
          </table:table-cell>
        </table:table-row>
        <table:table-row table:style-name="ro1">
          <table:table-cell table:style-name="Default" office:value-type="float" office:value="1674247670.43693" calcext:value-type="float">
            <text:p>1674247670,4369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table:style-name="Default" office:value-type="float" office:value="1674247673.50815" calcext:value-type="float">
            <text:p>1674247673,5081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9.6" calcext:value-type="float">
            <text:p>-79,6</text:p>
          </table:table-cell>
        </table:table-row>
        <table:table-row table:style-name="ro1">
          <table:table-cell table:style-name="Default" office:value-type="float" office:value="1674247676.57571" calcext:value-type="float">
            <text:p>1674247676,5757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80.6" calcext:value-type="float">
            <text:p>-80,6</text:p>
          </table:table-cell>
        </table:table-row>
        <table:table-row table:style-name="ro1">
          <table:table-cell table:style-name="Default" office:value-type="float" office:value="1674247679.64447" calcext:value-type="float">
            <text:p>1674247679,64447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81.4" calcext:value-type="float">
            <text:p>-81,4</text:p>
          </table:table-cell>
        </table:table-row>
        <table:table-row table:style-name="ro1">
          <table:table-cell table:style-name="Default" office:value-type="float" office:value="1674247682.71563" calcext:value-type="float">
            <text:p>1674247682,7156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table:style-name="Default" office:value-type="float" office:value="1674247685.79119" calcext:value-type="float">
            <text:p>1674247685,7911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3.8" calcext:value-type="float">
            <text:p>-73,8</text:p>
          </table:table-cell>
        </table:table-row>
        <table:table-row table:style-name="ro1">
          <table:table-cell table:style-name="Default" office:value-type="float" office:value="1674247688.8588" calcext:value-type="float">
            <text:p>1674247688,858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3.2" calcext:value-type="float">
            <text:p>-73,2</text:p>
          </table:table-cell>
        </table:table-row>
        <table:table-row table:style-name="ro1">
          <table:table-cell table:style-name="Default" office:value-type="float" office:value="1674247691.93093" calcext:value-type="float">
            <text:p>1674247691,9309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4.6" calcext:value-type="float">
            <text:p>-74,6</text:p>
          </table:table-cell>
        </table:table-row>
        <table:table-row table:style-name="ro1">
          <table:table-cell table:style-name="Default" office:value-type="float" office:value="1674247694.99702" calcext:value-type="float">
            <text:p>1674247694,9970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4.8" calcext:value-type="float">
            <text:p>-74,8</text:p>
          </table:table-cell>
        </table:table-row>
        <table:table-row table:style-name="ro1">
          <table:table-cell table:style-name="Default" office:value-type="float" office:value="1674247698.06767" calcext:value-type="float">
            <text:p>1674247698,06767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5.2" calcext:value-type="float">
            <text:p>-75,2</text:p>
          </table:table-cell>
        </table:table-row>
        <table:table-row table:style-name="ro1">
          <table:table-cell table:style-name="Default" office:value-type="float" office:value="1674247701.13314" calcext:value-type="float">
            <text:p>1674247701,13314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table:style-name="Default" office:value-type="float" office:value="1674247707.29158" calcext:value-type="float">
            <text:p>1674247707,2915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table:style-name="Default" office:value-type="float" office:value="1674247710.3476" calcext:value-type="float">
            <text:p>1674247710,3476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4.5" calcext:value-type="float">
            <text:p>-74,5</text:p>
          </table:table-cell>
        </table:table-row>
        <table:table-row table:style-name="ro1">
          <table:table-cell table:style-name="Default" office:value-type="float" office:value="1674247713.41461" calcext:value-type="float">
            <text:p>1674247713,4146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style-name="Default" office:value-type="float" office:value="1674247716.48592" calcext:value-type="float">
            <text:p>1674247716,4859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5" calcext:value-type="float">
            <text:p>-72,5</text:p>
          </table:table-cell>
        </table:table-row>
        <table:table-row table:style-name="ro1">
          <table:table-cell table:style-name="Default" office:value-type="float" office:value="1674247719.55772" calcext:value-type="float">
            <text:p>1674247719,5577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3.2" calcext:value-type="float">
            <text:p>-73,2</text:p>
          </table:table-cell>
        </table:table-row>
        <table:table-row table:style-name="ro1">
          <table:table-cell table:style-name="Default" office:value-type="float" office:value="1674247722.62326" calcext:value-type="float">
            <text:p>1674247722,62326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3.4" calcext:value-type="float">
            <text:p>-73,4</text:p>
          </table:table-cell>
        </table:table-row>
        <table:table-row table:style-name="ro1">
          <table:table-cell table:style-name="Default" office:value-type="float" office:value="1674247725.69055" calcext:value-type="float">
            <text:p>1674247725,6905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2" calcext:value-type="float">
            <text:p>-72,2</text:p>
          </table:table-cell>
        </table:table-row>
        <table:table-row table:style-name="ro1">
          <table:table-cell table:style-name="Default" office:value-type="float" office:value="1674247728.76195" calcext:value-type="float">
            <text:p>1674247728,7619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4.2" calcext:value-type="float">
            <text:p>-74,2</text:p>
          </table:table-cell>
        </table:table-row>
        <table:table-row table:style-name="ro1">
          <table:table-cell table:style-name="Default" office:value-type="float" office:value="1674247731.83654" calcext:value-type="float">
            <text:p>1674247731,83654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3.6" calcext:value-type="float">
            <text:p>-73,6</text:p>
          </table:table-cell>
        </table:table-row>
        <table:table-row table:style-name="ro1">
          <table:table-cell table:style-name="Default" office:value-type="float" office:value="1674247734.91189" calcext:value-type="float">
            <text:p>1674247734,9118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4" calcext:value-type="float">
            <text:p>-72,4</text:p>
          </table:table-cell>
        </table:table-row>
        <table:table-row table:style-name="ro1">
          <table:table-cell table:style-name="Default" office:value-type="float" office:value="1674247737.98014" calcext:value-type="float">
            <text:p>1674247737,98014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0.8" calcext:value-type="float">
            <text:p>-70,8</text:p>
          </table:table-cell>
        </table:table-row>
        <table:table-row table:style-name="ro1">
          <table:table-cell table:style-name="Default" office:value-type="float" office:value="1674247741.04582" calcext:value-type="float">
            <text:p>1674247741,0458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9.4" calcext:value-type="float">
            <text:p>-69,4</text:p>
          </table:table-cell>
        </table:table-row>
        <table:table-row table:style-name="ro1">
          <table:table-cell table:style-name="Default" office:value-type="float" office:value="1674247744.11057" calcext:value-type="float">
            <text:p>1674247744,11057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8.4" calcext:value-type="float">
            <text:p>-68,4</text:p>
          </table:table-cell>
        </table:table-row>
        <table:table-row table:style-name="ro1">
          <table:table-cell table:style-name="Default" office:value-type="float" office:value="1674247747.15753" calcext:value-type="float">
            <text:p>1674247747,1575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7.8" calcext:value-type="float">
            <text:p>-67,8</text:p>
          </table:table-cell>
        </table:table-row>
        <table:table-row table:style-name="ro1">
          <table:table-cell table:style-name="Default" office:value-type="float" office:value="1674247750.2104" calcext:value-type="float">
            <text:p>1674247750,2104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table:style-name="Default" office:value-type="float" office:value="1674247753.28318" calcext:value-type="float">
            <text:p>1674247753,2831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table:style-name="Default" office:value-type="float" office:value="1674247756.35147" calcext:value-type="float">
            <text:p>1674247756,35147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1.4" calcext:value-type="float">
            <text:p>-71,4</text:p>
          </table:table-cell>
        </table:table-row>
        <table:table-row table:style-name="ro1">
          <table:table-cell table:style-name="Default" office:value-type="float" office:value="1674247759.41291" calcext:value-type="float">
            <text:p>1674247759,4129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1.4" calcext:value-type="float">
            <text:p>-71,4</text:p>
          </table:table-cell>
        </table:table-row>
        <table:table-row table:style-name="ro1">
          <table:table-cell table:style-name="Default" office:value-type="float" office:value="1674247762.47072" calcext:value-type="float">
            <text:p>1674247762,4707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0.8" calcext:value-type="float">
            <text:p>-70,8</text:p>
          </table:table-cell>
        </table:table-row>
        <table:table-row table:style-name="ro1">
          <table:table-cell table:style-name="Default" office:value-type="float" office:value="1674247765.5192" calcext:value-type="float">
            <text:p>1674247765,519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8" calcext:value-type="float">
            <text:p>-72,8</text:p>
          </table:table-cell>
        </table:table-row>
        <table:table-row table:style-name="ro1">
          <table:table-cell table:style-name="Default" office:value-type="float" office:value="1674247768.58015" calcext:value-type="float">
            <text:p>1674247768,5801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3.4" calcext:value-type="float">
            <text:p>-73,4</text:p>
          </table:table-cell>
        </table:table-row>
        <table:table-row table:style-name="ro1">
          <table:table-cell table:style-name="Default" office:value-type="float" office:value="1674247771.64556" calcext:value-type="float">
            <text:p>1674247771,64556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1.8" calcext:value-type="float">
            <text:p>-71,8</text:p>
          </table:table-cell>
        </table:table-row>
        <table:table-row table:style-name="ro1">
          <table:table-cell table:style-name="Default" office:value-type="float" office:value="1674247774.71674" calcext:value-type="float">
            <text:p>1674247774,71674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2" calcext:value-type="float">
            <text:p>-72,2</text:p>
          </table:table-cell>
        </table:table-row>
        <table:table-row table:style-name="ro1">
          <table:table-cell table:style-name="Default" office:value-type="float" office:value="1674247777.78641" calcext:value-type="float">
            <text:p>1674247777,7864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1.8" calcext:value-type="float">
            <text:p>-71,8</text:p>
          </table:table-cell>
        </table:table-row>
        <table:table-row table:style-name="ro1">
          <table:table-cell table:style-name="Default" office:value-type="float" office:value="1674247780.85348" calcext:value-type="float">
            <text:p>1674247780,8534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table:style-name="Default" office:value-type="float" office:value="1674247783.92534" calcext:value-type="float">
            <text:p>1674247783,92534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7.8" calcext:value-type="float">
            <text:p>-67,8</text:p>
          </table:table-cell>
        </table:table-row>
        <table:table-row table:style-name="ro1">
          <table:table-cell table:style-name="Default" office:value-type="float" office:value="1674247787.04886" calcext:value-type="float">
            <text:p>1674247787,04886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7.6" calcext:value-type="float">
            <text:p>-67,6</text:p>
          </table:table-cell>
        </table:table-row>
        <table:table-row table:style-name="ro1">
          <table:table-cell table:style-name="Default" office:value-type="float" office:value="1674247790.15133" calcext:value-type="float">
            <text:p>1674247790,15133</text:p>
          </table:table-cell>
          <table:table-cell office:value-type="string" calcext:value-type="string">
            <text:p>0C:B8:15:F3:68:DC</text:p>
          </table:table-cell>
          <table:table-cell/>
          <table:table-cell office:value-type="string" calcext:value-type="string">
            <text:p>f0:65:ae:2f:c5:d5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table:style-name="Default" office:value-type="float" office:value="1674247793.23731" calcext:value-type="float">
            <text:p>1674247793,2373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table:style-name="Default" office:value-type="float" office:value="1674247796.30674" calcext:value-type="float">
            <text:p>1674247796,30674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table:style-name="Default" office:value-type="float" office:value="1674247799.3759" calcext:value-type="float">
            <text:p>1674247799,375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table:style-name="Default" office:value-type="float" office:value="1674247802.44458" calcext:value-type="float">
            <text:p>1674247802,4445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9.4" calcext:value-type="float">
            <text:p>-69,4</text:p>
          </table:table-cell>
        </table:table-row>
        <table:table-row table:style-name="ro1">
          <table:table-cell table:style-name="Default" office:value-type="float" office:value="1674247805.51965" calcext:value-type="float">
            <text:p>1674247805,5196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0.8" calcext:value-type="float">
            <text:p>-70,8</text:p>
          </table:table-cell>
        </table:table-row>
        <table:table-row table:style-name="ro1">
          <table:table-cell table:style-name="Default" office:value-type="float" office:value="1674247808.5969" calcext:value-type="float">
            <text:p>1674247808,596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8" calcext:value-type="float">
            <text:p>-72,8</text:p>
          </table:table-cell>
        </table:table-row>
        <table:table-row table:style-name="ro1">
          <table:table-cell table:style-name="Default" office:value-type="float" office:value="1674247811.68283" calcext:value-type="float">
            <text:p>1674247811,6828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1.6" calcext:value-type="float">
            <text:p>-71,6</text:p>
          </table:table-cell>
        </table:table-row>
        <table:table-row table:style-name="ro1">
          <table:table-cell table:style-name="Default" office:value-type="float" office:value="1674247814.74689" calcext:value-type="float">
            <text:p>1674247814,7468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4.4" calcext:value-type="float">
            <text:p>-74,4</text:p>
          </table:table-cell>
        </table:table-row>
        <table:table-row table:style-name="ro1">
          <table:table-cell table:style-name="Default" office:value-type="float" office:value="1674247817.81761" calcext:value-type="float">
            <text:p>1674247817,8176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6.4" calcext:value-type="float">
            <text:p>-76,4</text:p>
          </table:table-cell>
        </table:table-row>
        <table:table-row table:style-name="ro1">
          <table:table-cell table:style-name="Default" office:value-type="float" office:value="1674247820.88626" calcext:value-type="float">
            <text:p>1674247820,88626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6.6" calcext:value-type="float">
            <text:p>-76,6</text:p>
          </table:table-cell>
        </table:table-row>
        <table:table-row table:style-name="ro1">
          <table:table-cell table:style-name="Default" office:value-type="float" office:value="1674247823.95039" calcext:value-type="float">
            <text:p>1674247823,9503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4.8" calcext:value-type="float">
            <text:p>-74,8</text:p>
          </table:table-cell>
        </table:table-row>
        <table:table-row table:style-name="ro1">
          <table:table-cell table:style-name="Default" office:value-type="float" office:value="1674247830.0875" calcext:value-type="float">
            <text:p>1674247830,087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table:style-name="Default" office:value-type="float" office:value="1674247833.19051" calcext:value-type="float">
            <text:p>1674247833,1905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Default" office:value-type="float" office:value="1674247836.23782" calcext:value-type="float">
            <text:p>1674247836,23782</text:p>
          </table:table-cell>
          <table:table-cell office:value-type="string" calcext:value-type="string">
            <text:p>0C:B8:15:F3:68:DC</text:p>
          </table:table-cell>
          <table:table-cell/>
          <table:table-cell office:value-type="string" calcext:value-type="string">
            <text:p>f0:65:ae:2f:c5:d5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Default" office:value-type="float" office:value="1674247839.29945" calcext:value-type="float">
            <text:p>1674247839,2994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2.25" calcext:value-type="float">
            <text:p>-62,25</text:p>
          </table:table-cell>
        </table:table-row>
        <table:table-row table:style-name="ro1">
          <table:table-cell table:style-name="Default" office:value-type="float" office:value="1674247842.36224" calcext:value-type="float">
            <text:p>1674247842,36224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3.2" calcext:value-type="float">
            <text:p>-63,2</text:p>
          </table:table-cell>
        </table:table-row>
        <table:table-row table:style-name="ro1">
          <table:table-cell table:style-name="Default" office:value-type="float" office:value="1674247845.42754" calcext:value-type="float">
            <text:p>1674247845,42754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3.8" calcext:value-type="float">
            <text:p>-63,8</text:p>
          </table:table-cell>
        </table:table-row>
        <table:table-row table:style-name="ro1">
          <table:table-cell table:style-name="Default" office:value-type="float" office:value="1674247848.49818" calcext:value-type="float">
            <text:p>1674247848,4981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2.6" calcext:value-type="float">
            <text:p>-62,6</text:p>
          </table:table-cell>
        </table:table-row>
        <table:table-row table:style-name="ro1">
          <table:table-cell table:style-name="Default" office:value-type="float" office:value="1674247851.57525" calcext:value-type="float">
            <text:p>1674247851,5752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1.4" calcext:value-type="float">
            <text:p>-61,4</text:p>
          </table:table-cell>
        </table:table-row>
        <table:table-row table:style-name="ro1">
          <table:table-cell table:style-name="Default" office:value-type="float" office:value="1674247854.68303" calcext:value-type="float">
            <text:p>1674247854,6830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table:style-name="Default" office:value-type="float" office:value="1674247857.72644" calcext:value-type="float">
            <text:p>1674247857,72644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table:style-name="Default" office:value-type="float" office:value="1674247860.79275" calcext:value-type="float">
            <text:p>1674247860,7927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9.2" calcext:value-type="float">
            <text:p>-59,2</text:p>
          </table:table-cell>
        </table:table-row>
        <table:table-row table:style-name="ro1">
          <table:table-cell table:style-name="Default" office:value-type="float" office:value="1674247863.86373" calcext:value-type="float">
            <text:p>1674247863,8637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Default" office:value-type="float" office:value="1674247866.92688" calcext:value-type="float">
            <text:p>1674247866,9268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4.4" calcext:value-type="float">
            <text:p>-64,4</text:p>
          </table:table-cell>
        </table:table-row>
        <table:table-row table:style-name="ro1">
          <table:table-cell table:style-name="Default" office:value-type="float" office:value="1674247869.99855" calcext:value-type="float">
            <text:p>1674247869,9985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3.8" calcext:value-type="float">
            <text:p>-63,8</text:p>
          </table:table-cell>
        </table:table-row>
        <table:table-row table:style-name="ro1">
          <table:table-cell table:style-name="Default" office:value-type="float" office:value="1674247873.0762" calcext:value-type="float">
            <text:p>1674247873,076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0.6" calcext:value-type="float">
            <text:p>-60,6</text:p>
          </table:table-cell>
        </table:table-row>
        <table:table-row table:style-name="ro1">
          <table:table-cell table:style-name="Default" office:value-type="float" office:value="1674247876.14848" calcext:value-type="float">
            <text:p>1674247876,1484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8.6" calcext:value-type="float">
            <text:p>-58,6</text:p>
          </table:table-cell>
        </table:table-row>
        <table:table-row table:style-name="ro1">
          <table:table-cell table:style-name="Default" office:value-type="float" office:value="1674247879.20758" calcext:value-type="float">
            <text:p>1674247879,2075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5.2" calcext:value-type="float">
            <text:p>-55,2</text:p>
          </table:table-cell>
        </table:table-row>
        <table:table-row table:style-name="ro1">
          <table:table-cell table:style-name="Default" office:value-type="float" office:value="1674247882.2723" calcext:value-type="float">
            <text:p>1674247882,272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9.2" calcext:value-type="float">
            <text:p>-49,2</text:p>
          </table:table-cell>
        </table:table-row>
        <table:table-row table:style-name="ro1">
          <table:table-cell table:style-name="Default" office:value-type="float" office:value="1674247885.3399" calcext:value-type="float">
            <text:p>1674247885,339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Default" office:value-type="float" office:value="1674247888.46952" calcext:value-type="float">
            <text:p>1674247888,4695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0.2" calcext:value-type="float">
            <text:p>-50,2</text:p>
          </table:table-cell>
        </table:table-row>
        <table:table-row table:style-name="ro1">
          <table:table-cell table:style-name="Default" office:value-type="float" office:value="1674247891.53379" calcext:value-type="float">
            <text:p>1674247891,5337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9.6" calcext:value-type="float">
            <text:p>-49,6</text:p>
          </table:table-cell>
        </table:table-row>
        <table:table-row table:style-name="ro1">
          <table:table-cell table:style-name="Default" office:value-type="float" office:value="1674247894.58661" calcext:value-type="float">
            <text:p>1674247894,5866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8.6" calcext:value-type="float">
            <text:p>-48,6</text:p>
          </table:table-cell>
        </table:table-row>
        <table:table-row table:style-name="ro1">
          <table:table-cell table:style-name="Default" office:value-type="float" office:value="1674247897.65978" calcext:value-type="float">
            <text:p>1674247897,6597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7.6" calcext:value-type="float">
            <text:p>-47,6</text:p>
          </table:table-cell>
        </table:table-row>
        <table:table-row table:style-name="ro1">
          <table:table-cell table:style-name="Default" office:value-type="float" office:value="1674247900.72657" calcext:value-type="float">
            <text:p>1674247900,72657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4.4" calcext:value-type="float">
            <text:p>-44,4</text:p>
          </table:table-cell>
        </table:table-row>
        <table:table-row table:style-name="ro1">
          <table:table-cell table:style-name="Default" office:value-type="float" office:value="1674247903.77686" calcext:value-type="float">
            <text:p>1674247903,77686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2.6" calcext:value-type="float">
            <text:p>-42,6</text:p>
          </table:table-cell>
        </table:table-row>
        <table:table-row table:style-name="ro1">
          <table:table-cell table:style-name="Default" office:value-type="float" office:value="1674247906.83808" calcext:value-type="float">
            <text:p>1674247906,8380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4.6" calcext:value-type="float">
            <text:p>-44,6</text:p>
          </table:table-cell>
        </table:table-row>
        <table:table-row table:style-name="ro1">
          <table:table-cell table:style-name="Default" office:value-type="float" office:value="1674247909.91253" calcext:value-type="float">
            <text:p>1674247909,9125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7.6" calcext:value-type="float">
            <text:p>-47,6</text:p>
          </table:table-cell>
        </table:table-row>
        <table:table-row table:style-name="ro1">
          <table:table-cell table:style-name="Default" office:value-type="float" office:value="1674247912.97555" calcext:value-type="float">
            <text:p>1674247912,9755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0.6" calcext:value-type="float">
            <text:p>-50,6</text:p>
          </table:table-cell>
        </table:table-row>
        <table:table-row table:style-name="ro1">
          <table:table-cell table:style-name="Default" office:value-type="float" office:value="1674247916.05363" calcext:value-type="float">
            <text:p>1674247916,0536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3.2" calcext:value-type="float">
            <text:p>-53,2</text:p>
          </table:table-cell>
        </table:table-row>
        <table:table-row table:style-name="ro1">
          <table:table-cell table:style-name="Default" office:value-type="float" office:value="1674247919.11796" calcext:value-type="float">
            <text:p>1674247919,11796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6.8" calcext:value-type="float">
            <text:p>-56,8</text:p>
          </table:table-cell>
        </table:table-row>
        <table:table-row table:style-name="ro1">
          <table:table-cell table:style-name="Default" office:value-type="float" office:value="1674247922.18136" calcext:value-type="float">
            <text:p>1674247922,18136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8.8" calcext:value-type="float">
            <text:p>-58,8</text:p>
          </table:table-cell>
        </table:table-row>
        <table:table-row table:style-name="ro1">
          <table:table-cell table:style-name="Default" office:value-type="float" office:value="1674247925.27889" calcext:value-type="float">
            <text:p>1674247925,2788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0.4" calcext:value-type="float">
            <text:p>-60,4</text:p>
          </table:table-cell>
        </table:table-row>
        <table:table-row table:style-name="ro1">
          <table:table-cell table:style-name="Default" office:value-type="float" office:value="1674247928.29745" calcext:value-type="float">
            <text:p>1674247928,29745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3.8" calcext:value-type="float">
            <text:p>-63,8</text:p>
          </table:table-cell>
        </table:table-row>
        <table:table-row table:style-name="ro1">
          <table:table-cell table:style-name="Default" office:value-type="float" office:value="1674247931.3622" calcext:value-type="float">
            <text:p>1674247931,362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6.4" calcext:value-type="float">
            <text:p>-66,4</text:p>
          </table:table-cell>
        </table:table-row>
        <table:table-row table:style-name="ro1">
          <table:table-cell table:style-name="Default" office:value-type="float" office:value="1674247934.41803" calcext:value-type="float">
            <text:p>1674247934,4180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table:style-name="Default" office:value-type="float" office:value="1674247937.48478" calcext:value-type="float">
            <text:p>1674247937,4847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0.8" calcext:value-type="float">
            <text:p>-70,8</text:p>
          </table:table-cell>
        </table:table-row>
        <table:table-row table:style-name="ro1">
          <table:table-cell table:style-name="Default" office:value-type="float" office:value="1674247940.55263" calcext:value-type="float">
            <text:p>1674247940,5526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style-name="Default" office:value-type="float" office:value="1674247943.61686" calcext:value-type="float">
            <text:p>1674247943,61686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table:style-name="Default" office:value-type="float" office:value="1674247946.68241" calcext:value-type="float">
            <text:p>1674247946,68241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4.2" calcext:value-type="float">
            <text:p>-74,2</text:p>
          </table:table-cell>
        </table:table-row>
        <table:table-row table:style-name="ro1">
          <table:table-cell table:style-name="Default" office:value-type="float" office:value="1674247949.74269" calcext:value-type="float">
            <text:p>1674247949,74269</text:p>
          </table:table-cell>
          <table:table-cell office:value-type="string" calcext:value-type="string">
            <text:p>0C:B8:15:F3:68:DC</text:p>
          </table:table-cell>
          <table:table-cell/>
          <table:table-cell office:value-type="string" calcext:value-type="string">
            <text:p>f0:65:ae:2f:c5:d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table:style-name="Default" office:value-type="float" office:value="1674247952.79042" calcext:value-type="float">
            <text:p>1674247952,79042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6" calcext:value-type="float">
            <text:p>-72,6</text:p>
          </table:table-cell>
        </table:table-row>
        <table:table-row table:style-name="ro1">
          <table:table-cell table:style-name="Default" office:value-type="float" office:value="1674247955.86498" calcext:value-type="float">
            <text:p>1674247955,86498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2" calcext:value-type="float">
            <text:p>-72,2</text:p>
          </table:table-cell>
        </table:table-row>
        <table:table-row table:style-name="ro1">
          <table:table-cell table:style-name="Default" office:value-type="float" office:value="1674247958.9246" calcext:value-type="float">
            <text:p>1674247958,9246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0.4" calcext:value-type="float">
            <text:p>-70,4</text:p>
          </table:table-cell>
        </table:table-row>
        <table:table-row table:style-name="ro1">
          <table:table-cell table:style-name="Default" office:value-type="float" office:value="1674247961.98829" calcext:value-type="float">
            <text:p>1674247961,9882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3.2" calcext:value-type="float">
            <text:p>-73,2</text:p>
          </table:table-cell>
        </table:table-row>
        <table:table-row table:style-name="ro1">
          <table:table-cell table:style-name="Default" office:value-type="float" office:value="1674247965.06223" calcext:value-type="float">
            <text:p>1674247965,06223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4.4" calcext:value-type="float">
            <text:p>-74,4</text:p>
          </table:table-cell>
        </table:table-row>
        <table:table-row table:style-name="ro1">
          <table:table-cell table:style-name="Default" office:value-type="float" office:value="1674247977.30109" calcext:value-type="float">
            <text:p>1674247977,30109</text:p>
          </table:table-cell>
          <table:table-cell office:value-type="string" calcext:value-type="string">
            <text:p>0C:B8:15:F3:68:DC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 table:number-rows-repeated="10484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6" table:style-name="ta1"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1674247447.48937" calcext:value-type="float">
            <text:p>1674247447,48937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674247450.55767" calcext:value-type="float">
            <text:p>1674247450,55767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674247453.63271" calcext:value-type="float">
            <text:p>1674247453,6327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5.6666666666667" calcext:value-type="float">
            <text:p>-55,6666666666667</text:p>
          </table:table-cell>
        </table:table-row>
        <table:table-row table:style-name="ro1">
          <table:table-cell office:value-type="float" office:value="1674247456.72627" calcext:value-type="float">
            <text:p>1674247456,72627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2.25" calcext:value-type="float">
            <text:p>-52,25</text:p>
          </table:table-cell>
        </table:table-row>
        <table:table-row table:style-name="ro1">
          <table:table-cell office:value-type="float" office:value="1674247459.77582" calcext:value-type="float">
            <text:p>1674247459,7758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3.6" calcext:value-type="float">
            <text:p>-53,6</text:p>
          </table:table-cell>
        </table:table-row>
        <table:table-row table:style-name="ro1">
          <table:table-cell office:value-type="float" office:value="1674247462.85364" calcext:value-type="float">
            <text:p>1674247462,8536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9.6" calcext:value-type="float">
            <text:p>-49,6</text:p>
          </table:table-cell>
        </table:table-row>
        <table:table-row table:style-name="ro1">
          <table:table-cell office:value-type="float" office:value="1674247465.91427" calcext:value-type="float">
            <text:p>1674247465,91427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674247468.98882" calcext:value-type="float">
            <text:p>1674247468,9888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674247472.06332" calcext:value-type="float">
            <text:p>1674247472,0633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2.2" calcext:value-type="float">
            <text:p>-52,2</text:p>
          </table:table-cell>
        </table:table-row>
        <table:table-row table:style-name="ro1">
          <table:table-cell office:value-type="float" office:value="1674247475.1287" calcext:value-type="float">
            <text:p>1674247475,1287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2.6" calcext:value-type="float">
            <text:p>-52,6</text:p>
          </table:table-cell>
        </table:table-row>
        <table:table-row table:style-name="ro1">
          <table:table-cell office:value-type="float" office:value="1674247478.20212" calcext:value-type="float">
            <text:p>1674247478,2021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4.4" calcext:value-type="float">
            <text:p>-54,4</text:p>
          </table:table-cell>
        </table:table-row>
        <table:table-row table:style-name="ro1">
          <table:table-cell office:value-type="float" office:value="1674247481.282" calcext:value-type="float">
            <text:p>1674247481,28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5.2" calcext:value-type="float">
            <text:p>-55,2</text:p>
          </table:table-cell>
        </table:table-row>
        <table:table-row table:style-name="ro1">
          <table:table-cell office:value-type="float" office:value="1674247484.34056" calcext:value-type="float">
            <text:p>1674247484,3405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3.4" calcext:value-type="float">
            <text:p>-53,4</text:p>
          </table:table-cell>
        </table:table-row>
        <table:table-row table:style-name="ro1">
          <table:table-cell office:value-type="float" office:value="1674247487.44061" calcext:value-type="float">
            <text:p>1674247487,4406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2.6" calcext:value-type="float">
            <text:p>-52,6</text:p>
          </table:table-cell>
        </table:table-row>
        <table:table-row table:style-name="ro1">
          <table:table-cell office:value-type="float" office:value="1674247490.48972" calcext:value-type="float">
            <text:p>1674247490,4897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1674247493.57365" calcext:value-type="float">
            <text:p>1674247493,5736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8.8" calcext:value-type="float">
            <text:p>-48,8</text:p>
          </table:table-cell>
        </table:table-row>
        <table:table-row table:style-name="ro1">
          <table:table-cell office:value-type="float" office:value="1674247496.65582" calcext:value-type="float">
            <text:p>1674247496,6558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8.2" calcext:value-type="float">
            <text:p>-48,2</text:p>
          </table:table-cell>
        </table:table-row>
        <table:table-row table:style-name="ro1">
          <table:table-cell office:value-type="float" office:value="1674247499.71929" calcext:value-type="float">
            <text:p>1674247499,7192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0.6" calcext:value-type="float">
            <text:p>-50,6</text:p>
          </table:table-cell>
        </table:table-row>
        <table:table-row table:style-name="ro1">
          <table:table-cell office:value-type="float" office:value="1674247502.8071" calcext:value-type="float">
            <text:p>1674247502,807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1.6" calcext:value-type="float">
            <text:p>-51,6</text:p>
          </table:table-cell>
        </table:table-row>
        <table:table-row table:style-name="ro1">
          <table:table-cell office:value-type="float" office:value="1674247505.85679" calcext:value-type="float">
            <text:p>1674247505,8567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2.8" calcext:value-type="float">
            <text:p>-52,8</text:p>
          </table:table-cell>
        </table:table-row>
        <table:table-row table:style-name="ro1">
          <table:table-cell office:value-type="float" office:value="1674247508.92814" calcext:value-type="float">
            <text:p>1674247508,9281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674247512.0254" calcext:value-type="float">
            <text:p>1674247512,025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3.8" calcext:value-type="float">
            <text:p>-53,8</text:p>
          </table:table-cell>
        </table:table-row>
        <table:table-row table:style-name="ro1">
          <table:table-cell office:value-type="float" office:value="1674247515.08764" calcext:value-type="float">
            <text:p>1674247515,0876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2.4" calcext:value-type="float">
            <text:p>-52,4</text:p>
          </table:table-cell>
        </table:table-row>
        <table:table-row table:style-name="ro1">
          <table:table-cell office:value-type="float" office:value="1674247518.13816" calcext:value-type="float">
            <text:p>1674247518,1381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3.8" calcext:value-type="float">
            <text:p>-53,8</text:p>
          </table:table-cell>
        </table:table-row>
        <table:table-row table:style-name="ro1">
          <table:table-cell office:value-type="float" office:value="1674247521.20934" calcext:value-type="float">
            <text:p>1674247521,2093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4.2" calcext:value-type="float">
            <text:p>-54,2</text:p>
          </table:table-cell>
        </table:table-row>
        <table:table-row table:style-name="ro1">
          <table:table-cell office:value-type="float" office:value="1674247524.2802" calcext:value-type="float">
            <text:p>1674247524,280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3.4" calcext:value-type="float">
            <text:p>-53,4</text:p>
          </table:table-cell>
        </table:table-row>
        <table:table-row table:style-name="ro1">
          <table:table-cell office:value-type="float" office:value="1674247527.3486" calcext:value-type="float">
            <text:p>1674247527,348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5.2" calcext:value-type="float">
            <text:p>-55,2</text:p>
          </table:table-cell>
        </table:table-row>
        <table:table-row table:style-name="ro1">
          <table:table-cell office:value-type="float" office:value="1674247530.42565" calcext:value-type="float">
            <text:p>1674247530,4256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6.8" calcext:value-type="float">
            <text:p>-56,8</text:p>
          </table:table-cell>
        </table:table-row>
        <table:table-row table:style-name="ro1">
          <table:table-cell office:value-type="float" office:value="1674247533.48086" calcext:value-type="float">
            <text:p>1674247533,4808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6.8" calcext:value-type="float">
            <text:p>-56,8</text:p>
          </table:table-cell>
        </table:table-row>
        <table:table-row table:style-name="ro1">
          <table:table-cell office:value-type="float" office:value="1674247536.55738" calcext:value-type="float">
            <text:p>1674247536,55738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674247539.61622" calcext:value-type="float">
            <text:p>1674247539,61622</text:p>
          </table:table-cell>
          <table:table-cell office:value-type="string" calcext:value-type="string">
            <text:p>58:BF:25:93:7C:88</text:p>
          </table:table-cell>
          <table:table-cell/>
          <table:table-cell office:value-type="string" calcext:value-type="string">
            <text:p>f0:65:ae:2f:c5:d5</text:p>
          </table:table-cell>
          <table:table-cell office:value-type="float" office:value="-60.6" calcext:value-type="float">
            <text:p>-60,6</text:p>
          </table:table-cell>
        </table:table-row>
        <table:table-row table:style-name="ro1">
          <table:table-cell office:value-type="float" office:value="1674247542.68783" calcext:value-type="float">
            <text:p>1674247542,68783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1.6" calcext:value-type="float">
            <text:p>-61,6</text:p>
          </table:table-cell>
        </table:table-row>
        <table:table-row table:style-name="ro1">
          <table:table-cell office:value-type="float" office:value="1674247545.76327" calcext:value-type="float">
            <text:p>1674247545,76327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1.2" calcext:value-type="float">
            <text:p>-61,2</text:p>
          </table:table-cell>
        </table:table-row>
        <table:table-row table:style-name="ro1">
          <table:table-cell office:value-type="float" office:value="1674247548.82303" calcext:value-type="float">
            <text:p>1674247548,82303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1.6" calcext:value-type="float">
            <text:p>-61,6</text:p>
          </table:table-cell>
        </table:table-row>
        <table:table-row table:style-name="ro1">
          <table:table-cell office:value-type="float" office:value="1674247551.89224" calcext:value-type="float">
            <text:p>1674247551,8922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674247554.94816" calcext:value-type="float">
            <text:p>1674247554,9481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1674247558.01359" calcext:value-type="float">
            <text:p>1674247558,0135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674247561.0879" calcext:value-type="float">
            <text:p>1674247561,087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7.4" calcext:value-type="float">
            <text:p>-57,4</text:p>
          </table:table-cell>
        </table:table-row>
        <table:table-row table:style-name="ro1">
          <table:table-cell office:value-type="float" office:value="1674247564.1603" calcext:value-type="float">
            <text:p>1674247564,1603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7.2" calcext:value-type="float">
            <text:p>-57,2</text:p>
          </table:table-cell>
        </table:table-row>
        <table:table-row table:style-name="ro1">
          <table:table-cell office:value-type="float" office:value="1674247567.22479" calcext:value-type="float">
            <text:p>1674247567,2247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7.6" calcext:value-type="float">
            <text:p>-57,6</text:p>
          </table:table-cell>
        </table:table-row>
        <table:table-row table:style-name="ro1">
          <table:table-cell office:value-type="float" office:value="1674247570.28828" calcext:value-type="float">
            <text:p>1674247570,28828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5.6" calcext:value-type="float">
            <text:p>-55,6</text:p>
          </table:table-cell>
        </table:table-row>
        <table:table-row table:style-name="ro1">
          <table:table-cell office:value-type="float" office:value="1674247573.36189" calcext:value-type="float">
            <text:p>1674247573,3618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2.8" calcext:value-type="float">
            <text:p>-52,8</text:p>
          </table:table-cell>
        </table:table-row>
        <table:table-row table:style-name="ro1">
          <table:table-cell office:value-type="float" office:value="1674247576.43674" calcext:value-type="float">
            <text:p>1674247576,4367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9.8" calcext:value-type="float">
            <text:p>-49,8</text:p>
          </table:table-cell>
        </table:table-row>
        <table:table-row table:style-name="ro1">
          <table:table-cell office:value-type="float" office:value="1674247579.4997" calcext:value-type="float">
            <text:p>1674247579,4997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8.4" calcext:value-type="float">
            <text:p>-48,4</text:p>
          </table:table-cell>
        </table:table-row>
        <table:table-row table:style-name="ro1">
          <table:table-cell office:value-type="float" office:value="1674247582.57236" calcext:value-type="float">
            <text:p>1674247582,5723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6.2" calcext:value-type="float">
            <text:p>-46,2</text:p>
          </table:table-cell>
        </table:table-row>
        <table:table-row table:style-name="ro1">
          <table:table-cell office:value-type="float" office:value="1674247585.64544" calcext:value-type="float">
            <text:p>1674247585,6454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7.2" calcext:value-type="float">
            <text:p>-47,2</text:p>
          </table:table-cell>
        </table:table-row>
        <table:table-row table:style-name="ro1">
          <table:table-cell office:value-type="float" office:value="1674247588.68862" calcext:value-type="float">
            <text:p>1674247588,6886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7.4" calcext:value-type="float">
            <text:p>-47,4</text:p>
          </table:table-cell>
        </table:table-row>
        <table:table-row table:style-name="ro1">
          <table:table-cell office:value-type="float" office:value="1674247591.77752" calcext:value-type="float">
            <text:p>1674247591,7775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7.6" calcext:value-type="float">
            <text:p>-47,6</text:p>
          </table:table-cell>
        </table:table-row>
        <table:table-row table:style-name="ro1">
          <table:table-cell office:value-type="float" office:value="1674247594.83493" calcext:value-type="float">
            <text:p>1674247594,83493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5.8" calcext:value-type="float">
            <text:p>-45,8</text:p>
          </table:table-cell>
        </table:table-row>
        <table:table-row table:style-name="ro1">
          <table:table-cell office:value-type="float" office:value="1674247597.92097" calcext:value-type="float">
            <text:p>1674247597,92097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6.4" calcext:value-type="float">
            <text:p>-46,4</text:p>
          </table:table-cell>
        </table:table-row>
        <table:table-row table:style-name="ro1">
          <table:table-cell office:value-type="float" office:value="1674247600.99262" calcext:value-type="float">
            <text:p>1674247600,9926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6.4" calcext:value-type="float">
            <text:p>-46,4</text:p>
          </table:table-cell>
        </table:table-row>
        <table:table-row table:style-name="ro1">
          <table:table-cell office:value-type="float" office:value="1674247604.06829" calcext:value-type="float">
            <text:p>1674247604,0682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6.4" calcext:value-type="float">
            <text:p>-46,4</text:p>
          </table:table-cell>
        </table:table-row>
        <table:table-row table:style-name="ro1">
          <table:table-cell office:value-type="float" office:value="1674247607.13175" calcext:value-type="float">
            <text:p>1674247607,1317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5.4" calcext:value-type="float">
            <text:p>-45,4</text:p>
          </table:table-cell>
        </table:table-row>
        <table:table-row table:style-name="ro1">
          <table:table-cell office:value-type="float" office:value="1674247610.22088" calcext:value-type="float">
            <text:p>1674247610,22088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674247613.29525" calcext:value-type="float">
            <text:p>1674247613,2952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3.4" calcext:value-type="float">
            <text:p>-43,4</text:p>
          </table:table-cell>
        </table:table-row>
        <table:table-row table:style-name="ro1">
          <table:table-cell office:value-type="float" office:value="1674247616.36835" calcext:value-type="float">
            <text:p>1674247616,3683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1.8" calcext:value-type="float">
            <text:p>-41,8</text:p>
          </table:table-cell>
        </table:table-row>
        <table:table-row table:style-name="ro1">
          <table:table-cell office:value-type="float" office:value="1674247619.44942" calcext:value-type="float">
            <text:p>1674247619,4494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0.2" calcext:value-type="float">
            <text:p>-40,2</text:p>
          </table:table-cell>
        </table:table-row>
        <table:table-row table:style-name="ro1">
          <table:table-cell office:value-type="float" office:value="1674247622.51454" calcext:value-type="float">
            <text:p>1674247622,5145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36.6" calcext:value-type="float">
            <text:p>-36,6</text:p>
          </table:table-cell>
        </table:table-row>
        <table:table-row table:style-name="ro1">
          <table:table-cell office:value-type="float" office:value="1674247625.57866" calcext:value-type="float">
            <text:p>1674247625,5786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35.6" calcext:value-type="float">
            <text:p>-35,6</text:p>
          </table:table-cell>
        </table:table-row>
        <table:table-row table:style-name="ro1">
          <table:table-cell office:value-type="float" office:value="1674247628.66554" calcext:value-type="float">
            <text:p>1674247628,6655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33.8" calcext:value-type="float">
            <text:p>-33,8</text:p>
          </table:table-cell>
        </table:table-row>
        <table:table-row table:style-name="ro1">
          <table:table-cell office:value-type="float" office:value="1674247631.72675" calcext:value-type="float">
            <text:p>1674247631,7267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31.8" calcext:value-type="float">
            <text:p>-31,8</text:p>
          </table:table-cell>
        </table:table-row>
        <table:table-row table:style-name="ro1">
          <table:table-cell office:value-type="float" office:value="1674247634.79445" calcext:value-type="float">
            <text:p>1674247634,7944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29.6" calcext:value-type="float">
            <text:p>-29,6</text:p>
          </table:table-cell>
        </table:table-row>
        <table:table-row table:style-name="ro1">
          <table:table-cell office:value-type="float" office:value="1674247637.85885" calcext:value-type="float">
            <text:p>1674247637,8588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30.8" calcext:value-type="float">
            <text:p>-30,8</text:p>
          </table:table-cell>
        </table:table-row>
        <table:table-row table:style-name="ro1">
          <table:table-cell office:value-type="float" office:value="1674247640.92832" calcext:value-type="float">
            <text:p>1674247640,9283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30.8" calcext:value-type="float">
            <text:p>-30,8</text:p>
          </table:table-cell>
        </table:table-row>
        <table:table-row table:style-name="ro1">
          <table:table-cell office:value-type="float" office:value="1674247644.00971" calcext:value-type="float">
            <text:p>1674247644,0097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30.8" calcext:value-type="float">
            <text:p>-30,8</text:p>
          </table:table-cell>
        </table:table-row>
        <table:table-row table:style-name="ro1">
          <table:table-cell office:value-type="float" office:value="1674247647.08471" calcext:value-type="float">
            <text:p>1674247647,0847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30.8" calcext:value-type="float">
            <text:p>-30,8</text:p>
          </table:table-cell>
        </table:table-row>
        <table:table-row table:style-name="ro1">
          <table:table-cell office:value-type="float" office:value="1674247650.17126" calcext:value-type="float">
            <text:p>1674247650,1712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30.4" calcext:value-type="float">
            <text:p>-30,4</text:p>
          </table:table-cell>
        </table:table-row>
        <table:table-row table:style-name="ro1">
          <table:table-cell office:value-type="float" office:value="1674247653.23861" calcext:value-type="float">
            <text:p>1674247653,2386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29.6" calcext:value-type="float">
            <text:p>-29,6</text:p>
          </table:table-cell>
        </table:table-row>
        <table:table-row table:style-name="ro1">
          <table:table-cell office:value-type="float" office:value="1674247656.29585" calcext:value-type="float">
            <text:p>1674247656,29585</text:p>
          </table:table-cell>
          <table:table-cell office:value-type="string" calcext:value-type="string">
            <text:p>58:BF:25:93:7C:88</text:p>
          </table:table-cell>
          <table:table-cell/>
          <table:table-cell office:value-type="string" calcext:value-type="string">
            <text:p>f0:65:ae:2f:c5:d5</text:p>
          </table:table-cell>
          <table:table-cell office:value-type="float" office:value="-28.4" calcext:value-type="float">
            <text:p>-28,4</text:p>
          </table:table-cell>
        </table:table-row>
        <table:table-row table:style-name="ro1">
          <table:table-cell office:value-type="float" office:value="1674247659.36309" calcext:value-type="float">
            <text:p>1674247659,3630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1674247662.46366" calcext:value-type="float">
            <text:p>1674247662,4636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28.4" calcext:value-type="float">
            <text:p>-28,4</text:p>
          </table:table-cell>
        </table:table-row>
        <table:table-row table:style-name="ro1">
          <table:table-cell office:value-type="float" office:value="1674247665.53529" calcext:value-type="float">
            <text:p>1674247665,5352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31.8" calcext:value-type="float">
            <text:p>-31,8</text:p>
          </table:table-cell>
        </table:table-row>
        <table:table-row table:style-name="ro1">
          <table:table-cell office:value-type="float" office:value="1674247668.61239" calcext:value-type="float">
            <text:p>1674247668,6123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36.6" calcext:value-type="float">
            <text:p>-36,6</text:p>
          </table:table-cell>
        </table:table-row>
        <table:table-row table:style-name="ro1">
          <table:table-cell office:value-type="float" office:value="1674247671.66696" calcext:value-type="float">
            <text:p>1674247671,6669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38.6" calcext:value-type="float">
            <text:p>-38,6</text:p>
          </table:table-cell>
        </table:table-row>
        <table:table-row table:style-name="ro1">
          <table:table-cell office:value-type="float" office:value="1674247674.73826" calcext:value-type="float">
            <text:p>1674247674,7382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0.4" calcext:value-type="float">
            <text:p>-40,4</text:p>
          </table:table-cell>
        </table:table-row>
        <table:table-row table:style-name="ro1">
          <table:table-cell office:value-type="float" office:value="1674247677.79791" calcext:value-type="float">
            <text:p>1674247677,7979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2.6" calcext:value-type="float">
            <text:p>-42,6</text:p>
          </table:table-cell>
        </table:table-row>
        <table:table-row table:style-name="ro1">
          <table:table-cell office:value-type="float" office:value="1674247680.85218" calcext:value-type="float">
            <text:p>1674247680,85218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674247683.95096" calcext:value-type="float">
            <text:p>1674247683,9509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2.4" calcext:value-type="float">
            <text:p>-42,4</text:p>
          </table:table-cell>
        </table:table-row>
        <table:table-row table:style-name="ro1">
          <table:table-cell office:value-type="float" office:value="1674247686.99505" calcext:value-type="float">
            <text:p>1674247686,9950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674247690.04735" calcext:value-type="float">
            <text:p>1674247690,0473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1674247693.11521" calcext:value-type="float">
            <text:p>1674247693,1152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674247696.18723" calcext:value-type="float">
            <text:p>1674247696,18723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2.8" calcext:value-type="float">
            <text:p>-42,8</text:p>
          </table:table-cell>
        </table:table-row>
        <table:table-row table:style-name="ro1">
          <table:table-cell office:value-type="float" office:value="1674247699.27374" calcext:value-type="float">
            <text:p>1674247699,2737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674247702.33329" calcext:value-type="float">
            <text:p>1674247702,3332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6.2" calcext:value-type="float">
            <text:p>-46,2</text:p>
          </table:table-cell>
        </table:table-row>
        <table:table-row table:style-name="ro1">
          <table:table-cell office:value-type="float" office:value="1674247705.4046" calcext:value-type="float">
            <text:p>1674247705,404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6.8" calcext:value-type="float">
            <text:p>-46,8</text:p>
          </table:table-cell>
        </table:table-row>
        <table:table-row table:style-name="ro1">
          <table:table-cell office:value-type="float" office:value="1674247708.48201" calcext:value-type="float">
            <text:p>1674247708,4820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4.4" calcext:value-type="float">
            <text:p>-44,4</text:p>
          </table:table-cell>
        </table:table-row>
        <table:table-row table:style-name="ro1">
          <table:table-cell office:value-type="float" office:value="1674247711.54899" calcext:value-type="float">
            <text:p>1674247711,5489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6.8" calcext:value-type="float">
            <text:p>-46,8</text:p>
          </table:table-cell>
        </table:table-row>
        <table:table-row table:style-name="ro1">
          <table:table-cell office:value-type="float" office:value="1674247714.64285" calcext:value-type="float">
            <text:p>1674247714,6428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6.4" calcext:value-type="float">
            <text:p>-46,4</text:p>
          </table:table-cell>
        </table:table-row>
        <table:table-row table:style-name="ro1">
          <table:table-cell office:value-type="float" office:value="1674247717.69141" calcext:value-type="float">
            <text:p>1674247717,6914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5.4" calcext:value-type="float">
            <text:p>-45,4</text:p>
          </table:table-cell>
        </table:table-row>
        <table:table-row table:style-name="ro1">
          <table:table-cell office:value-type="float" office:value="1674247720.74914" calcext:value-type="float">
            <text:p>1674247720,7491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4.8" calcext:value-type="float">
            <text:p>-44,8</text:p>
          </table:table-cell>
        </table:table-row>
        <table:table-row table:style-name="ro1">
          <table:table-cell office:value-type="float" office:value="1674247723.8185" calcext:value-type="float">
            <text:p>1674247723,818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5.6" calcext:value-type="float">
            <text:p>-45,6</text:p>
          </table:table-cell>
        </table:table-row>
        <table:table-row table:style-name="ro1">
          <table:table-cell office:value-type="float" office:value="1674247726.869" calcext:value-type="float">
            <text:p>1674247726,86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6.2" calcext:value-type="float">
            <text:p>-46,2</text:p>
          </table:table-cell>
        </table:table-row>
        <table:table-row table:style-name="ro1">
          <table:table-cell office:value-type="float" office:value="1674247729.94268" calcext:value-type="float">
            <text:p>1674247729,94268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8.2" calcext:value-type="float">
            <text:p>-48,2</text:p>
          </table:table-cell>
        </table:table-row>
        <table:table-row table:style-name="ro1">
          <table:table-cell office:value-type="float" office:value="1674247733.01392" calcext:value-type="float">
            <text:p>1674247733,0139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0.8" calcext:value-type="float">
            <text:p>-50,8</text:p>
          </table:table-cell>
        </table:table-row>
        <table:table-row table:style-name="ro1">
          <table:table-cell office:value-type="float" office:value="1674247736.06922" calcext:value-type="float">
            <text:p>1674247736,0692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2.4" calcext:value-type="float">
            <text:p>-52,4</text:p>
          </table:table-cell>
        </table:table-row>
        <table:table-row table:style-name="ro1">
          <table:table-cell office:value-type="float" office:value="1674247739.13834" calcext:value-type="float">
            <text:p>1674247739,1383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4.8" calcext:value-type="float">
            <text:p>-54,8</text:p>
          </table:table-cell>
        </table:table-row>
        <table:table-row table:style-name="ro1">
          <table:table-cell office:value-type="float" office:value="1674247742.2221" calcext:value-type="float">
            <text:p>1674247742,222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4.8" calcext:value-type="float">
            <text:p>-54,8</text:p>
          </table:table-cell>
        </table:table-row>
        <table:table-row table:style-name="ro1">
          <table:table-cell office:value-type="float" office:value="1674247745.28554" calcext:value-type="float">
            <text:p>1674247745,2855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5.4" calcext:value-type="float">
            <text:p>-55,4</text:p>
          </table:table-cell>
        </table:table-row>
        <table:table-row table:style-name="ro1">
          <table:table-cell office:value-type="float" office:value="1674247748.35963" calcext:value-type="float">
            <text:p>1674247748,35963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674247751.43123" calcext:value-type="float">
            <text:p>1674247751,43123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7.8" calcext:value-type="float">
            <text:p>-57,8</text:p>
          </table:table-cell>
        </table:table-row>
        <table:table-row table:style-name="ro1">
          <table:table-cell office:value-type="float" office:value="1674247754.50243" calcext:value-type="float">
            <text:p>1674247754,50243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6.8" calcext:value-type="float">
            <text:p>-56,8</text:p>
          </table:table-cell>
        </table:table-row>
        <table:table-row table:style-name="ro1">
          <table:table-cell office:value-type="float" office:value="1674247757.57644" calcext:value-type="float">
            <text:p>1674247757,5764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7.4" calcext:value-type="float">
            <text:p>-57,4</text:p>
          </table:table-cell>
        </table:table-row>
        <table:table-row table:style-name="ro1">
          <table:table-cell office:value-type="float" office:value="1674247760.65753" calcext:value-type="float">
            <text:p>1674247760,65753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8.6" calcext:value-type="float">
            <text:p>-58,6</text:p>
          </table:table-cell>
        </table:table-row>
        <table:table-row table:style-name="ro1">
          <table:table-cell office:value-type="float" office:value="1674247763.72623" calcext:value-type="float">
            <text:p>1674247763,72623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8.2" calcext:value-type="float">
            <text:p>-58,2</text:p>
          </table:table-cell>
        </table:table-row>
        <table:table-row table:style-name="ro1">
          <table:table-cell office:value-type="float" office:value="1674247766.8049" calcext:value-type="float">
            <text:p>1674247766,804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9.4" calcext:value-type="float">
            <text:p>-59,4</text:p>
          </table:table-cell>
        </table:table-row>
        <table:table-row table:style-name="ro1">
          <table:table-cell office:value-type="float" office:value="1674247769.86259" calcext:value-type="float">
            <text:p>1674247769,8625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674247772.94814" calcext:value-type="float">
            <text:p>1674247772,9481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674247776.03917" calcext:value-type="float">
            <text:p>1674247776,03917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3.6" calcext:value-type="float">
            <text:p>-63,6</text:p>
          </table:table-cell>
        </table:table-row>
        <table:table-row table:style-name="ro1">
          <table:table-cell office:value-type="float" office:value="1674247779.09148" calcext:value-type="float">
            <text:p>1674247779,09148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3.2" calcext:value-type="float">
            <text:p>-63,2</text:p>
          </table:table-cell>
        </table:table-row>
        <table:table-row table:style-name="ro1">
          <table:table-cell office:value-type="float" office:value="1674247782.16501" calcext:value-type="float">
            <text:p>1674247782,1650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5.2" calcext:value-type="float">
            <text:p>-65,2</text:p>
          </table:table-cell>
        </table:table-row>
        <table:table-row table:style-name="ro1">
          <table:table-cell office:value-type="float" office:value="1674247785.2281" calcext:value-type="float">
            <text:p>1674247785,228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6.4" calcext:value-type="float">
            <text:p>-66,4</text:p>
          </table:table-cell>
        </table:table-row>
        <table:table-row table:style-name="ro1">
          <table:table-cell office:value-type="float" office:value="1674247788.29351" calcext:value-type="float">
            <text:p>1674247788,2935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4.2" calcext:value-type="float">
            <text:p>-64,2</text:p>
          </table:table-cell>
        </table:table-row>
        <table:table-row table:style-name="ro1">
          <table:table-cell office:value-type="float" office:value="1674247791.36726" calcext:value-type="float">
            <text:p>1674247791,3672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3.4" calcext:value-type="float">
            <text:p>-63,4</text:p>
          </table:table-cell>
        </table:table-row>
        <table:table-row table:style-name="ro1">
          <table:table-cell office:value-type="float" office:value="1674247794.42697" calcext:value-type="float">
            <text:p>1674247794,42697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7.2" calcext:value-type="float">
            <text:p>-67,2</text:p>
          </table:table-cell>
        </table:table-row>
        <table:table-row table:style-name="ro1">
          <table:table-cell office:value-type="float" office:value="1674247797.485" calcext:value-type="float">
            <text:p>1674247797,48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674247800.59" calcext:value-type="float">
            <text:p>1674247800,5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3.8" calcext:value-type="float">
            <text:p>-63,8</text:p>
          </table:table-cell>
        </table:table-row>
        <table:table-row table:style-name="ro1">
          <table:table-cell office:value-type="float" office:value="1674247803.61179" calcext:value-type="float">
            <text:p>1674247803,6117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3.4" calcext:value-type="float">
            <text:p>-63,4</text:p>
          </table:table-cell>
        </table:table-row>
        <table:table-row table:style-name="ro1">
          <table:table-cell office:value-type="float" office:value="1674247806.68592" calcext:value-type="float">
            <text:p>1674247806,6859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5.4" calcext:value-type="float">
            <text:p>-65,4</text:p>
          </table:table-cell>
        </table:table-row>
        <table:table-row table:style-name="ro1">
          <table:table-cell office:value-type="float" office:value="1674247809.75184" calcext:value-type="float">
            <text:p>1674247809,7518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1.2" calcext:value-type="float">
            <text:p>-61,2</text:p>
          </table:table-cell>
        </table:table-row>
        <table:table-row table:style-name="ro1">
          <table:table-cell office:value-type="float" office:value="1674247812.8351" calcext:value-type="float">
            <text:p>1674247812,835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2.4" calcext:value-type="float">
            <text:p>-62,4</text:p>
          </table:table-cell>
        </table:table-row>
        <table:table-row table:style-name="ro1">
          <table:table-cell office:value-type="float" office:value="1674247815.89666" calcext:value-type="float">
            <text:p>1674247815,8966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1.4" calcext:value-type="float">
            <text:p>-61,4</text:p>
          </table:table-cell>
        </table:table-row>
        <table:table-row table:style-name="ro1">
          <table:table-cell office:value-type="float" office:value="1674247818.98212" calcext:value-type="float">
            <text:p>1674247818,9821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2.4" calcext:value-type="float">
            <text:p>-62,4</text:p>
          </table:table-cell>
        </table:table-row>
        <table:table-row table:style-name="ro1">
          <table:table-cell office:value-type="float" office:value="1674247822.03851" calcext:value-type="float">
            <text:p>1674247822,0385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1.2" calcext:value-type="float">
            <text:p>-61,2</text:p>
          </table:table-cell>
        </table:table-row>
        <table:table-row table:style-name="ro1">
          <table:table-cell office:value-type="float" office:value="1674247825.10514" calcext:value-type="float">
            <text:p>1674247825,1051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3.4" calcext:value-type="float">
            <text:p>-63,4</text:p>
          </table:table-cell>
        </table:table-row>
        <table:table-row table:style-name="ro1">
          <table:table-cell office:value-type="float" office:value="1674247828.17515" calcext:value-type="float">
            <text:p>1674247828,1751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4.4" calcext:value-type="float">
            <text:p>-64,4</text:p>
          </table:table-cell>
        </table:table-row>
        <table:table-row table:style-name="ro1">
          <table:table-cell office:value-type="float" office:value="1674247831.23626" calcext:value-type="float">
            <text:p>1674247831,2362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8.2" calcext:value-type="float">
            <text:p>-68,2</text:p>
          </table:table-cell>
        </table:table-row>
        <table:table-row table:style-name="ro1">
          <table:table-cell office:value-type="float" office:value="1674247834.30475" calcext:value-type="float">
            <text:p>1674247834,3047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8.2" calcext:value-type="float">
            <text:p>-68,2</text:p>
          </table:table-cell>
        </table:table-row>
        <table:table-row table:style-name="ro1">
          <table:table-cell office:value-type="float" office:value="1674247837.36547" calcext:value-type="float">
            <text:p>1674247837,36547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8.2" calcext:value-type="float">
            <text:p>-68,2</text:p>
          </table:table-cell>
        </table:table-row>
        <table:table-row table:style-name="ro1">
          <table:table-cell office:value-type="float" office:value="1674247840.4458" calcext:value-type="float">
            <text:p>1674247840,4458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1.2" calcext:value-type="float">
            <text:p>-71,2</text:p>
          </table:table-cell>
        </table:table-row>
        <table:table-row table:style-name="ro1">
          <table:table-cell office:value-type="float" office:value="1674247843.50403" calcext:value-type="float">
            <text:p>1674247843,50403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2" calcext:value-type="float">
            <text:p>-72,2</text:p>
          </table:table-cell>
        </table:table-row>
        <table:table-row table:style-name="ro1">
          <table:table-cell office:value-type="float" office:value="1674247846.5654" calcext:value-type="float">
            <text:p>1674247846,565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9.4" calcext:value-type="float">
            <text:p>-69,4</text:p>
          </table:table-cell>
        </table:table-row>
        <table:table-row table:style-name="ro1">
          <table:table-cell office:value-type="float" office:value="1674247849.68658" calcext:value-type="float">
            <text:p>1674247849,68658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9.8" calcext:value-type="float">
            <text:p>-69,8</text:p>
          </table:table-cell>
        </table:table-row>
        <table:table-row table:style-name="ro1">
          <table:table-cell office:value-type="float" office:value="1674247852.75823" calcext:value-type="float">
            <text:p>1674247852,75823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0.2" calcext:value-type="float">
            <text:p>-70,2</text:p>
          </table:table-cell>
        </table:table-row>
        <table:table-row table:style-name="ro1">
          <table:table-cell office:value-type="float" office:value="1674247855.83729" calcext:value-type="float">
            <text:p>1674247855,8372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6.4" calcext:value-type="float">
            <text:p>-66,4</text:p>
          </table:table-cell>
        </table:table-row>
        <table:table-row table:style-name="ro1">
          <table:table-cell office:value-type="float" office:value="1674247858.90573" calcext:value-type="float">
            <text:p>1674247858,90573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8.2" calcext:value-type="float">
            <text:p>-68,2</text:p>
          </table:table-cell>
        </table:table-row>
        <table:table-row table:style-name="ro1">
          <table:table-cell office:value-type="float" office:value="1674247862.00442" calcext:value-type="float">
            <text:p>1674247862,00442</text:p>
          </table:table-cell>
          <table:table-cell office:value-type="string" calcext:value-type="string">
            <text:p>58:BF:25:93:7C:88</text:p>
          </table:table-cell>
          <table:table-cell/>
          <table:table-cell office:value-type="string" calcext:value-type="string">
            <text:p>f0:65:ae:2f:c5:d5</text:p>
          </table:table-cell>
          <table:table-cell office:value-type="float" office:value="-71.2" calcext:value-type="float">
            <text:p>-71,2</text:p>
          </table:table-cell>
        </table:table-row>
        <table:table-row table:style-name="ro1">
          <table:table-cell office:value-type="float" office:value="1674247865.03741" calcext:value-type="float">
            <text:p>1674247865,0374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674247868.1091" calcext:value-type="float">
            <text:p>1674247868,109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4.4" calcext:value-type="float">
            <text:p>-74,4</text:p>
          </table:table-cell>
        </table:table-row>
        <table:table-row table:style-name="ro1">
          <table:table-cell office:value-type="float" office:value="1674247871.18203" calcext:value-type="float">
            <text:p>1674247871,18203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674247874.24853" calcext:value-type="float">
            <text:p>1674247874,24853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674247877.34867" calcext:value-type="float">
            <text:p>1674247877,34867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674247880.41985" calcext:value-type="float">
            <text:p>1674247880,4198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0.2" calcext:value-type="float">
            <text:p>-70,2</text:p>
          </table:table-cell>
        </table:table-row>
        <table:table-row table:style-name="ro1">
          <table:table-cell office:value-type="float" office:value="1674247883.46622" calcext:value-type="float">
            <text:p>1674247883,4662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1674247886.54337" calcext:value-type="float">
            <text:p>1674247886,54337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9.2" calcext:value-type="float">
            <text:p>-69,2</text:p>
          </table:table-cell>
        </table:table-row>
        <table:table-row table:style-name="ro1">
          <table:table-cell office:value-type="float" office:value="1674247889.6151" calcext:value-type="float">
            <text:p>1674247889,615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1.2" calcext:value-type="float">
            <text:p>-71,2</text:p>
          </table:table-cell>
        </table:table-row>
        <table:table-row table:style-name="ro1">
          <table:table-cell office:value-type="float" office:value="1674247892.69815" calcext:value-type="float">
            <text:p>1674247892,69815</text:p>
          </table:table-cell>
          <table:table-cell office:value-type="string" calcext:value-type="string">
            <text:p>58:BF:25:93:7C:88</text:p>
          </table:table-cell>
          <table:table-cell/>
          <table:table-cell office:value-type="string" calcext:value-type="string">
            <text:p>f0:65:ae:2f:c5:d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674247895.78646" calcext:value-type="float">
            <text:p>1674247895,7864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0.8" calcext:value-type="float">
            <text:p>-70,8</text:p>
          </table:table-cell>
        </table:table-row>
        <table:table-row table:style-name="ro1">
          <table:table-cell office:value-type="float" office:value="1674247898.8384" calcext:value-type="float">
            <text:p>1674247898,838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1.8" calcext:value-type="float">
            <text:p>-71,8</text:p>
          </table:table-cell>
        </table:table-row>
        <table:table-row table:style-name="ro1">
          <table:table-cell office:value-type="float" office:value="1674247904.95242" calcext:value-type="float">
            <text:p>1674247904,9524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4" calcext:value-type="float">
            <text:p>-72,4</text:p>
          </table:table-cell>
        </table:table-row>
        <table:table-row table:style-name="ro1">
          <table:table-cell office:value-type="float" office:value="1674247908.01747" calcext:value-type="float">
            <text:p>1674247908,01747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0.6" calcext:value-type="float">
            <text:p>-70,6</text:p>
          </table:table-cell>
        </table:table-row>
        <table:table-row table:style-name="ro1">
          <table:table-cell office:value-type="float" office:value="1674247911.10094" calcext:value-type="float">
            <text:p>1674247911,1009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6" calcext:value-type="float">
            <text:p>-72,6</text:p>
          </table:table-cell>
        </table:table-row>
        <table:table-row table:style-name="ro1">
          <table:table-cell office:value-type="float" office:value="1674247914.16914" calcext:value-type="float">
            <text:p>1674247914,1691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1.2" calcext:value-type="float">
            <text:p>-71,2</text:p>
          </table:table-cell>
        </table:table-row>
        <table:table-row table:style-name="ro1">
          <table:table-cell office:value-type="float" office:value="1674247917.24245" calcext:value-type="float">
            <text:p>1674247917,2424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2.4" calcext:value-type="float">
            <text:p>-72,4</text:p>
          </table:table-cell>
        </table:table-row>
        <table:table-row table:style-name="ro1">
          <table:table-cell office:value-type="float" office:value="1674247920.29612" calcext:value-type="float">
            <text:p>1674247920,2961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70.2" calcext:value-type="float">
            <text:p>-70,2</text:p>
          </table:table-cell>
        </table:table-row>
        <table:table-row table:style-name="ro1">
          <table:table-cell office:value-type="float" office:value="1674247926.46797" calcext:value-type="float">
            <text:p>1674247926,46797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6.4" calcext:value-type="float">
            <text:p>-66,4</text:p>
          </table:table-cell>
        </table:table-row>
        <table:table-row table:style-name="ro1">
          <table:table-cell office:value-type="float" office:value="1674247929.51119" calcext:value-type="float">
            <text:p>1674247929,51119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4.2" calcext:value-type="float">
            <text:p>-64,2</text:p>
          </table:table-cell>
        </table:table-row>
        <table:table-row table:style-name="ro1">
          <table:table-cell office:value-type="float" office:value="1674247932.57864" calcext:value-type="float">
            <text:p>1674247932,5786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63.2" calcext:value-type="float">
            <text:p>-63,2</text:p>
          </table:table-cell>
        </table:table-row>
        <table:table-row table:style-name="ro1">
          <table:table-cell office:value-type="float" office:value="1674247935.65591" calcext:value-type="float">
            <text:p>1674247935,6559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8.6" calcext:value-type="float">
            <text:p>-58,6</text:p>
          </table:table-cell>
        </table:table-row>
        <table:table-row table:style-name="ro1">
          <table:table-cell office:value-type="float" office:value="1674247938.72503" calcext:value-type="float">
            <text:p>1674247938,72503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8.6" calcext:value-type="float">
            <text:p>-58,6</text:p>
          </table:table-cell>
        </table:table-row>
        <table:table-row table:style-name="ro1">
          <table:table-cell office:value-type="float" office:value="1674247941.79392" calcext:value-type="float">
            <text:p>1674247941,7939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8.2" calcext:value-type="float">
            <text:p>-58,2</text:p>
          </table:table-cell>
        </table:table-row>
        <table:table-row table:style-name="ro1">
          <table:table-cell office:value-type="float" office:value="1674247944.86461" calcext:value-type="float">
            <text:p>1674247944,8646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5.4" calcext:value-type="float">
            <text:p>-55,4</text:p>
          </table:table-cell>
        </table:table-row>
        <table:table-row table:style-name="ro1">
          <table:table-cell office:value-type="float" office:value="1674247947.92931" calcext:value-type="float">
            <text:p>1674247947,92931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4.4" calcext:value-type="float">
            <text:p>-54,4</text:p>
          </table:table-cell>
        </table:table-row>
        <table:table-row table:style-name="ro1">
          <table:table-cell office:value-type="float" office:value="1674247951.02905" calcext:value-type="float">
            <text:p>1674247951,0290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4.4" calcext:value-type="float">
            <text:p>-54,4</text:p>
          </table:table-cell>
        </table:table-row>
        <table:table-row table:style-name="ro1">
          <table:table-cell office:value-type="float" office:value="1674247954.12462" calcext:value-type="float">
            <text:p>1674247954,12462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2.8" calcext:value-type="float">
            <text:p>-52,8</text:p>
          </table:table-cell>
        </table:table-row>
        <table:table-row table:style-name="ro1">
          <table:table-cell office:value-type="float" office:value="1674247957.18524" calcext:value-type="float">
            <text:p>1674247957,18524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674247960.23957" calcext:value-type="float">
            <text:p>1674247960,23957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0.6" calcext:value-type="float">
            <text:p>-50,6</text:p>
          </table:table-cell>
        </table:table-row>
        <table:table-row table:style-name="ro1">
          <table:table-cell office:value-type="float" office:value="1674247963.32285" calcext:value-type="float">
            <text:p>1674247963,3228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50.4" calcext:value-type="float">
            <text:p>-50,4</text:p>
          </table:table-cell>
        </table:table-row>
        <table:table-row table:style-name="ro1">
          <table:table-cell office:value-type="float" office:value="1674247966.39445" calcext:value-type="float">
            <text:p>1674247966,39445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8.6" calcext:value-type="float">
            <text:p>-48,6</text:p>
          </table:table-cell>
        </table:table-row>
        <table:table-row table:style-name="ro1">
          <table:table-cell office:value-type="float" office:value="1674247969.45916" calcext:value-type="float">
            <text:p>1674247969,45916</text:p>
          </table:table-cell>
          <table:table-cell office:value-type="string" calcext:value-type="string">
            <text:p>58:BF:25:93:7C:88</text:p>
          </table:table-cell>
          <table:table-cell office:value-type="string" calcext:value-type="string">
            <text:p>Simon's A53</text:p>
          </table:table-cell>
          <table:table-cell office:value-type="string" calcext:value-type="string">
            <text:p>f0:65:ae:2f:c5:d5</text:p>
          </table:table-cell>
          <table:table-cell office:value-type="float" office:value="-47.6" calcext:value-type="float">
            <text:p>-47,6</text:p>
          </table:table-cell>
        </table:table-row>
        <table:table-row table:style-name="ro1">
          <table:table-cell office:value-type="float" office:value="1674247978.73118" calcext:value-type="float">
            <text:p>1674247978,73118</text:p>
          </table:table-cell>
          <table:table-cell office:value-type="string" calcext:value-type="string">
            <text:p>58:BF:25:93:7C:88</text:p>
          </table:table-cell>
          <table:table-cell/>
          <table:table-cell office:value-type="string" calcext:value-type="string">
            <text:p>f0:65:ae:2f:c5:d5</text:p>
          </table:table-cell>
          <table:table-cell office:value-type="float" office:value="-47.4" calcext:value-type="float">
            <text:p>-47,4</text:p>
          </table:table-cell>
        </table:table-row>
      </table:table>
      <table:table table:name="Sheet7" table:style-name="ta1">
        <table:shapes>
          <draw:frame draw:z-index="0" draw:style-name="gr1" draw:text-style-name="P1" svg:width="734mm" svg:height="322.53mm" svg:x="23.64mm" svg:y="1.08mm">
            <draw:object draw:notify-on-update-of-ranges="Sheet5.A2:Sheet5.A168 Sheet5.E2:Sheet5.E168 Sheet6.E2:Sheet6.E1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B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20T22:27:09.107000000</dc:date>
    <meta:editing-duration>PT11M39S</meta:editing-duration>
    <meta:editing-cycles>1</meta:editing-cycles>
    <meta:document-statistic meta:table-count="3" meta:cell-count="1669" meta:object-count="1"/>
    <meta:generator>LibreOffice/6.2.7.1$Windows_X86_64 LibreOffice_project/23edc44b61b830b7d749943e020e96f5a7df63b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3.401cm" svg:height="32.254cm" xlink:href=".." xlink:type="simple" chart:class="chart:line" chart:style-name="ch1">
        <chart:legend chart:legend-position="end" svg:x="71.062cm" svg:y="15.573cm" style:legend-expansion="high" chart:style-name="ch2"/>
        <chart:plot-area chart:style-name="ch3" table:cell-range-address="Sheet5.A2:Sheet5.A168 Sheet5.E2:Sheet5.E168 Sheet6.E2:Sheet6.E171" chart:data-source-has-labels="both" svg:x="2.245cm" svg:y="0.795cm" svg:width="66.96cm" svg:height="29.963cm">
          <chartooo:coordinate-region svg:x="3.826cm" svg:y="0.998cm" svg:width="65.379cm" svg:height="29.559cm"/>
          <chart:axis chart:dimension="x" chart:name="primary-x" chart:style-name="ch4" chartooo:axis-type="auto">
            <chartooo:date-scale/>
            <chart:categories table:cell-range-address="Sheet5.A2:Sheet5.A1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E2:Sheet5.E168" loext:label-string="links" chart:class="chart:line">
            <chart:data-point chart:repeated="167"/>
          </chart:series>
          <chart:series chart:style-name="ch8" chart:values-cell-range-address="Sheet6.E2:Sheet6.E171" loext:label-string="rechts" chart:class="chart:line">
            <chart:data-point chart:repeated="17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s</text:p>
              </table:table-cell>
              <table:table-cell office:value-type="string">
                <text:p>rechts</text:p>
              </table:table-cell>
            </table:table-row>
          </table:table-header-rows>
          <table:table-rows>
            <table:table-row>
              <table:table-cell office:value-type="float" office:value="1674247452.48089">
                <text:p>1674247452.48089</text:p>
                <draw:g>
                  <svg:desc>Sheet5.A2:Sheet5.A168</svg:desc>
                </draw:g>
              </table:table-cell>
              <table:table-cell office:value-type="float" office:value="-72.5">
                <text:p>-72.5</text:p>
                <draw:g>
                  <svg:desc>Sheet5.E2:Sheet5.E168</svg:desc>
                </draw:g>
              </table:table-cell>
              <table:table-cell office:value-type="float" office:value="-59">
                <text:p>-59</text:p>
                <draw:g>
                  <svg:desc>Sheet6.E2:Sheet6.E171</svg:desc>
                </draw:g>
              </table:table-cell>
            </table:table-row>
            <table:table-row>
              <table:table-cell office:value-type="float" office:value="1674247455.54051">
                <text:p>1674247455.54051</text:p>
              </table:table-cell>
              <table:table-cell office:value-type="float" office:value="-72">
                <text:p>-72</text:p>
              </table:table-cell>
              <table:table-cell office:value-type="float" office:value="-55.6666666666667">
                <text:p>-55.6666666666667</text:p>
              </table:table-cell>
            </table:table-row>
            <table:table-row>
              <table:table-cell office:value-type="float" office:value="1674247458.61028">
                <text:p>1674247458.61028</text:p>
              </table:table-cell>
              <table:table-cell office:value-type="float" office:value="-71.5">
                <text:p>-71.5</text:p>
              </table:table-cell>
              <table:table-cell office:value-type="float" office:value="-52.25">
                <text:p>-52.25</text:p>
              </table:table-cell>
            </table:table-row>
            <table:table-row>
              <table:table-cell office:value-type="float" office:value="1674247461.69402">
                <text:p>1674247461.69402</text:p>
              </table:table-cell>
              <table:table-cell office:value-type="float" office:value="-71.2">
                <text:p>-71.2</text:p>
              </table:table-cell>
              <table:table-cell office:value-type="float" office:value="-53.6">
                <text:p>-53.6</text:p>
              </table:table-cell>
            </table:table-row>
            <table:table-row>
              <table:table-cell office:value-type="float" office:value="1674247464.75548">
                <text:p>1674247464.75548</text:p>
              </table:table-cell>
              <table:table-cell office:value-type="float" office:value="-70">
                <text:p>-70</text:p>
              </table:table-cell>
              <table:table-cell office:value-type="float" office:value="-49.6">
                <text:p>-49.6</text:p>
              </table:table-cell>
            </table:table-row>
            <table:table-row>
              <table:table-cell office:value-type="float" office:value="1674247467.81984">
                <text:p>1674247467.81984</text:p>
              </table:table-cell>
              <table:table-cell office:value-type="float" office:value="-68.4">
                <text:p>-68.4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1674247470.90074">
                <text:p>1674247470.90074</text:p>
              </table:table-cell>
              <table:table-cell office:value-type="float" office:value="-68">
                <text:p>-68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1674247473.97162">
                <text:p>1674247473.97162</text:p>
              </table:table-cell>
              <table:table-cell office:value-type="float" office:value="-67.4">
                <text:p>-67.4</text:p>
              </table:table-cell>
              <table:table-cell office:value-type="float" office:value="-52.2">
                <text:p>-52.2</text:p>
              </table:table-cell>
            </table:table-row>
            <table:table-row>
              <table:table-cell office:value-type="float" office:value="1674247477.0821">
                <text:p>1674247477.0821</text:p>
              </table:table-cell>
              <table:table-cell office:value-type="float" office:value="-67.4">
                <text:p>-67.4</text:p>
              </table:table-cell>
              <table:table-cell office:value-type="float" office:value="-52.6">
                <text:p>-52.6</text:p>
              </table:table-cell>
            </table:table-row>
            <table:table-row>
              <table:table-cell office:value-type="float" office:value="1674247480.15568">
                <text:p>1674247480.15568</text:p>
              </table:table-cell>
              <table:table-cell office:value-type="float" office:value="-66">
                <text:p>-66</text:p>
              </table:table-cell>
              <table:table-cell office:value-type="float" office:value="-54.4">
                <text:p>-54.4</text:p>
              </table:table-cell>
            </table:table-row>
            <table:table-row>
              <table:table-cell office:value-type="float" office:value="1674247483.21151">
                <text:p>1674247483.21151</text:p>
              </table:table-cell>
              <table:table-cell office:value-type="float" office:value="-67.6">
                <text:p>-67.6</text:p>
              </table:table-cell>
              <table:table-cell office:value-type="float" office:value="-55.2">
                <text:p>-55.2</text:p>
              </table:table-cell>
            </table:table-row>
            <table:table-row>
              <table:table-cell office:value-type="float" office:value="1674247486.27216">
                <text:p>1674247486.27216</text:p>
              </table:table-cell>
              <table:table-cell office:value-type="float" office:value="-67.8">
                <text:p>-67.8</text:p>
              </table:table-cell>
              <table:table-cell office:value-type="float" office:value="-53.4">
                <text:p>-53.4</text:p>
              </table:table-cell>
            </table:table-row>
            <table:table-row>
              <table:table-cell office:value-type="float" office:value="1674247489.35004">
                <text:p>1674247489.35004</text:p>
              </table:table-cell>
              <table:table-cell office:value-type="float" office:value="-69.2">
                <text:p>-69.2</text:p>
              </table:table-cell>
              <table:table-cell office:value-type="float" office:value="-52.6">
                <text:p>-52.6</text:p>
              </table:table-cell>
            </table:table-row>
            <table:table-row>
              <table:table-cell office:value-type="float" office:value="1674247492.41452">
                <text:p>1674247492.41452</text:p>
              </table:table-cell>
              <table:table-cell office:value-type="float" office:value="-68.6">
                <text:p>-68.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1674247495.46242">
                <text:p>1674247495.46242</text:p>
              </table:table-cell>
              <table:table-cell office:value-type="float" office:value="-71.4">
                <text:p>-71.4</text:p>
              </table:table-cell>
              <table:table-cell office:value-type="float" office:value="-48.8">
                <text:p>-48.8</text:p>
              </table:table-cell>
            </table:table-row>
            <table:table-row>
              <table:table-cell office:value-type="float" office:value="1674247498.51672">
                <text:p>1674247498.51672</text:p>
              </table:table-cell>
              <table:table-cell office:value-type="float" office:value="-72.6">
                <text:p>-72.6</text:p>
              </table:table-cell>
              <table:table-cell office:value-type="float" office:value="-48.2">
                <text:p>-48.2</text:p>
              </table:table-cell>
            </table:table-row>
            <table:table-row>
              <table:table-cell office:value-type="float" office:value="1674247501.5877">
                <text:p>1674247501.5877</text:p>
              </table:table-cell>
              <table:table-cell office:value-type="float" office:value="-72.8">
                <text:p>-72.8</text:p>
              </table:table-cell>
              <table:table-cell office:value-type="float" office:value="-50.6">
                <text:p>-50.6</text:p>
              </table:table-cell>
            </table:table-row>
            <table:table-row>
              <table:table-cell office:value-type="float" office:value="1674247504.65819">
                <text:p>1674247504.65819</text:p>
              </table:table-cell>
              <table:table-cell office:value-type="float" office:value="-72.2">
                <text:p>-72.2</text:p>
              </table:table-cell>
              <table:table-cell office:value-type="float" office:value="-51.6">
                <text:p>-51.6</text:p>
              </table:table-cell>
            </table:table-row>
            <table:table-row>
              <table:table-cell office:value-type="float" office:value="1674247507.73003">
                <text:p>1674247507.73003</text:p>
              </table:table-cell>
              <table:table-cell office:value-type="float" office:value="-73">
                <text:p>-73</text:p>
              </table:table-cell>
              <table:table-cell office:value-type="float" office:value="-52.8">
                <text:p>-52.8</text:p>
              </table:table-cell>
            </table:table-row>
            <table:table-row>
              <table:table-cell office:value-type="float" office:value="1674247510.79473">
                <text:p>1674247510.79473</text:p>
              </table:table-cell>
              <table:table-cell office:value-type="float" office:value="-74">
                <text:p>-74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1674247513.86516">
                <text:p>1674247513.86516</text:p>
              </table:table-cell>
              <table:table-cell office:value-type="float" office:value="-74">
                <text:p>-74</text:p>
              </table:table-cell>
              <table:table-cell office:value-type="float" office:value="-53.8">
                <text:p>-53.8</text:p>
              </table:table-cell>
            </table:table-row>
            <table:table-row>
              <table:table-cell office:value-type="float" office:value="1674247516.93614">
                <text:p>1674247516.93614</text:p>
              </table:table-cell>
              <table:table-cell office:value-type="float" office:value="-77.8">
                <text:p>-77.8</text:p>
              </table:table-cell>
              <table:table-cell office:value-type="float" office:value="-52.4">
                <text:p>-52.4</text:p>
              </table:table-cell>
            </table:table-row>
            <table:table-row>
              <table:table-cell office:value-type="float" office:value="1674247520.00776">
                <text:p>1674247520.00776</text:p>
              </table:table-cell>
              <table:table-cell office:value-type="float" office:value="-79.4">
                <text:p>-79.4</text:p>
              </table:table-cell>
              <table:table-cell office:value-type="float" office:value="-53.8">
                <text:p>-53.8</text:p>
              </table:table-cell>
            </table:table-row>
            <table:table-row>
              <table:table-cell office:value-type="float" office:value="1674247523.07949">
                <text:p>1674247523.07949</text:p>
              </table:table-cell>
              <table:table-cell office:value-type="float" office:value="-78.8">
                <text:p>-78.8</text:p>
              </table:table-cell>
              <table:table-cell office:value-type="float" office:value="-54.2">
                <text:p>-54.2</text:p>
              </table:table-cell>
            </table:table-row>
            <table:table-row>
              <table:table-cell office:value-type="float" office:value="1674247526.14534">
                <text:p>1674247526.14534</text:p>
              </table:table-cell>
              <table:table-cell office:value-type="float" office:value="-76.4">
                <text:p>-76.4</text:p>
              </table:table-cell>
              <table:table-cell office:value-type="float" office:value="-53.4">
                <text:p>-53.4</text:p>
              </table:table-cell>
            </table:table-row>
            <table:table-row>
              <table:table-cell office:value-type="float" office:value="1674247529.21536">
                <text:p>1674247529.21536</text:p>
              </table:table-cell>
              <table:table-cell office:value-type="float" office:value="-76">
                <text:p>-76</text:p>
              </table:table-cell>
              <table:table-cell office:value-type="float" office:value="-55.2">
                <text:p>-55.2</text:p>
              </table:table-cell>
            </table:table-row>
            <table:table-row>
              <table:table-cell office:value-type="float" office:value="1674247532.28905">
                <text:p>1674247532.28905</text:p>
              </table:table-cell>
              <table:table-cell office:value-type="float" office:value="-72.8">
                <text:p>-72.8</text:p>
              </table:table-cell>
              <table:table-cell office:value-type="float" office:value="-56.8">
                <text:p>-56.8</text:p>
              </table:table-cell>
            </table:table-row>
            <table:table-row>
              <table:table-cell office:value-type="float" office:value="1674247535.36525">
                <text:p>1674247535.36525</text:p>
              </table:table-cell>
              <table:table-cell office:value-type="float" office:value="-73.2">
                <text:p>-73.2</text:p>
              </table:table-cell>
              <table:table-cell office:value-type="float" office:value="-56.8">
                <text:p>-56.8</text:p>
              </table:table-cell>
            </table:table-row>
            <table:table-row>
              <table:table-cell office:value-type="float" office:value="1674247538.42617">
                <text:p>1674247538.42617</text:p>
              </table:table-cell>
              <table:table-cell office:value-type="float" office:value="-76.6">
                <text:p>-76.6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1674247541.50005">
                <text:p>1674247541.50005</text:p>
              </table:table-cell>
              <table:table-cell office:value-type="float" office:value="-76.8">
                <text:p>-76.8</text:p>
              </table:table-cell>
              <table:table-cell office:value-type="float" office:value="-60.6">
                <text:p>-60.6</text:p>
              </table:table-cell>
            </table:table-row>
            <table:table-row>
              <table:table-cell office:value-type="float" office:value="1674247544.56433">
                <text:p>1674247544.56433</text:p>
              </table:table-cell>
              <table:table-cell office:value-type="float" office:value="-77.2">
                <text:p>-77.2</text:p>
              </table:table-cell>
              <table:table-cell office:value-type="float" office:value="-61.6">
                <text:p>-61.6</text:p>
              </table:table-cell>
            </table:table-row>
            <table:table-row>
              <table:table-cell office:value-type="float" office:value="1674247547.63467">
                <text:p>1674247547.63467</text:p>
              </table:table-cell>
              <table:table-cell office:value-type="float" office:value="-78.4">
                <text:p>-78.4</text:p>
              </table:table-cell>
              <table:table-cell office:value-type="float" office:value="-61.2">
                <text:p>-61.2</text:p>
              </table:table-cell>
            </table:table-row>
            <table:table-row>
              <table:table-cell office:value-type="float" office:value="1674247550.71479">
                <text:p>1674247550.71479</text:p>
              </table:table-cell>
              <table:table-cell office:value-type="float" office:value="-77.2">
                <text:p>-77.2</text:p>
              </table:table-cell>
              <table:table-cell office:value-type="float" office:value="-61.6">
                <text:p>-61.6</text:p>
              </table:table-cell>
            </table:table-row>
            <table:table-row>
              <table:table-cell office:value-type="float" office:value="1674247553.77831">
                <text:p>1674247553.77831</text:p>
              </table:table-cell>
              <table:table-cell office:value-type="float" office:value="-73.6">
                <text:p>-73.6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float" office:value="1674247556.84568">
                <text:p>1674247556.84568</text:p>
              </table:table-cell>
              <table:table-cell office:value-type="float" office:value="-74.8">
                <text:p>-74.8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float" office:value="1674247559.91521">
                <text:p>1674247559.91521</text:p>
              </table:table-cell>
              <table:table-cell office:value-type="float" office:value="-73.4">
                <text:p>-73.4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1674247562.99507">
                <text:p>1674247562.99507</text:p>
              </table:table-cell>
              <table:table-cell office:value-type="float" office:value="-71.2">
                <text:p>-71.2</text:p>
              </table:table-cell>
              <table:table-cell office:value-type="float" office:value="-57.4">
                <text:p>-57.4</text:p>
              </table:table-cell>
            </table:table-row>
            <table:table-row>
              <table:table-cell office:value-type="float" office:value="1674247566.06855">
                <text:p>1674247566.06855</text:p>
              </table:table-cell>
              <table:table-cell office:value-type="float" office:value="-73.2">
                <text:p>-73.2</text:p>
              </table:table-cell>
              <table:table-cell office:value-type="float" office:value="-57.2">
                <text:p>-57.2</text:p>
              </table:table-cell>
            </table:table-row>
            <table:table-row>
              <table:table-cell office:value-type="float" office:value="1674247569.13363">
                <text:p>1674247569.13363</text:p>
              </table:table-cell>
              <table:table-cell office:value-type="float" office:value="-72.8">
                <text:p>-72.8</text:p>
              </table:table-cell>
              <table:table-cell office:value-type="float" office:value="-57.6">
                <text:p>-57.6</text:p>
              </table:table-cell>
            </table:table-row>
            <table:table-row>
              <table:table-cell office:value-type="float" office:value="1674247572.19872">
                <text:p>1674247572.19872</text:p>
              </table:table-cell>
              <table:table-cell office:value-type="float" office:value="-72">
                <text:p>-72</text:p>
              </table:table-cell>
              <table:table-cell office:value-type="float" office:value="-55.6">
                <text:p>-55.6</text:p>
              </table:table-cell>
            </table:table-row>
            <table:table-row>
              <table:table-cell office:value-type="float" office:value="1674247575.28198">
                <text:p>1674247575.28198</text:p>
              </table:table-cell>
              <table:table-cell office:value-type="float" office:value="-73">
                <text:p>-73</text:p>
              </table:table-cell>
              <table:table-cell office:value-type="float" office:value="-52.8">
                <text:p>-52.8</text:p>
              </table:table-cell>
            </table:table-row>
            <table:table-row>
              <table:table-cell office:value-type="float" office:value="1674247578.35161">
                <text:p>1674247578.35161</text:p>
              </table:table-cell>
              <table:table-cell office:value-type="float" office:value="-73.8">
                <text:p>-73.8</text:p>
              </table:table-cell>
              <table:table-cell office:value-type="float" office:value="-49.8">
                <text:p>-49.8</text:p>
              </table:table-cell>
            </table:table-row>
            <table:table-row>
              <table:table-cell office:value-type="float" office:value="1674247581.47158">
                <text:p>1674247581.47158</text:p>
              </table:table-cell>
              <table:table-cell office:value-type="float" office:value="-70.6">
                <text:p>-70.6</text:p>
              </table:table-cell>
              <table:table-cell office:value-type="float" office:value="-48.4">
                <text:p>-48.4</text:p>
              </table:table-cell>
            </table:table-row>
            <table:table-row>
              <table:table-cell office:value-type="float" office:value="1674247584.53927">
                <text:p>1674247584.53927</text:p>
              </table:table-cell>
              <table:table-cell office:value-type="float" office:value="-73.2">
                <text:p>-73.2</text:p>
              </table:table-cell>
              <table:table-cell office:value-type="float" office:value="-46.2">
                <text:p>-46.2</text:p>
              </table:table-cell>
            </table:table-row>
            <table:table-row>
              <table:table-cell office:value-type="float" office:value="1674247590.67151">
                <text:p>1674247590.67151</text:p>
              </table:table-cell>
              <table:table-cell office:value-type="float" office:value="-73">
                <text:p>-73</text:p>
              </table:table-cell>
              <table:table-cell office:value-type="float" office:value="-47.2">
                <text:p>-47.2</text:p>
              </table:table-cell>
            </table:table-row>
            <table:table-row>
              <table:table-cell office:value-type="float" office:value="1674247593.73151">
                <text:p>1674247593.73151</text:p>
              </table:table-cell>
              <table:table-cell office:value-type="float" office:value="-73">
                <text:p>-73</text:p>
              </table:table-cell>
              <table:table-cell office:value-type="float" office:value="-47.4">
                <text:p>-47.4</text:p>
              </table:table-cell>
            </table:table-row>
            <table:table-row>
              <table:table-cell office:value-type="float" office:value="1674247596.79448">
                <text:p>1674247596.79448</text:p>
              </table:table-cell>
              <table:table-cell office:value-type="float" office:value="-71">
                <text:p>-71</text:p>
              </table:table-cell>
              <table:table-cell office:value-type="float" office:value="-47.6">
                <text:p>-47.6</text:p>
              </table:table-cell>
            </table:table-row>
            <table:table-row>
              <table:table-cell office:value-type="float" office:value="1674247599.84712">
                <text:p>1674247599.84712</text:p>
              </table:table-cell>
              <table:table-cell office:value-type="float" office:value="-71">
                <text:p>-71</text:p>
              </table:table-cell>
              <table:table-cell office:value-type="float" office:value="-45.8">
                <text:p>-45.8</text:p>
              </table:table-cell>
            </table:table-row>
            <table:table-row>
              <table:table-cell office:value-type="float" office:value="1674247602.91338">
                <text:p>1674247602.91338</text:p>
              </table:table-cell>
              <table:table-cell office:value-type="float" office:value="-71">
                <text:p>-71</text:p>
              </table:table-cell>
              <table:table-cell office:value-type="float" office:value="-46.4">
                <text:p>-46.4</text:p>
              </table:table-cell>
            </table:table-row>
            <table:table-row>
              <table:table-cell office:value-type="float" office:value="1674247606.08832">
                <text:p>1674247606.08832</text:p>
              </table:table-cell>
              <table:table-cell office:value-type="float" office:value="-69.8">
                <text:p>-69.8</text:p>
              </table:table-cell>
              <table:table-cell office:value-type="float" office:value="-46.4">
                <text:p>-46.4</text:p>
              </table:table-cell>
            </table:table-row>
            <table:table-row>
              <table:table-cell office:value-type="float" office:value="1674247609.18349">
                <text:p>1674247609.18349</text:p>
              </table:table-cell>
              <table:table-cell office:value-type="float" office:value="-69.6">
                <text:p>-69.6</text:p>
              </table:table-cell>
              <table:table-cell office:value-type="float" office:value="-46.4">
                <text:p>-46.4</text:p>
              </table:table-cell>
            </table:table-row>
            <table:table-row>
              <table:table-cell office:value-type="float" office:value="1674247612.24425">
                <text:p>1674247612.24425</text:p>
              </table:table-cell>
              <table:table-cell office:value-type="float" office:value="-70">
                <text:p>-70</text:p>
              </table:table-cell>
              <table:table-cell office:value-type="float" office:value="-45.4">
                <text:p>-45.4</text:p>
              </table:table-cell>
            </table:table-row>
            <table:table-row>
              <table:table-cell office:value-type="float" office:value="1674247615.29947">
                <text:p>1674247615.29947</text:p>
              </table:table-cell>
              <table:table-cell office:value-type="float" office:value="-71.6">
                <text:p>-71.6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1674247618.3689">
                <text:p>1674247618.3689</text:p>
              </table:table-cell>
              <table:table-cell office:value-type="float" office:value="-71.6">
                <text:p>-71.6</text:p>
              </table:table-cell>
              <table:table-cell office:value-type="float" office:value="-43.4">
                <text:p>-43.4</text:p>
              </table:table-cell>
            </table:table-row>
            <table:table-row>
              <table:table-cell office:value-type="float" office:value="1674247621.43852">
                <text:p>1674247621.43852</text:p>
              </table:table-cell>
              <table:table-cell office:value-type="float" office:value="-74.2">
                <text:p>-74.2</text:p>
              </table:table-cell>
              <table:table-cell office:value-type="float" office:value="-41.8">
                <text:p>-41.8</text:p>
              </table:table-cell>
            </table:table-row>
            <table:table-row>
              <table:table-cell office:value-type="float" office:value="1674247624.50647">
                <text:p>1674247624.50647</text:p>
              </table:table-cell>
              <table:table-cell office:value-type="float" office:value="-77.2">
                <text:p>-77.2</text:p>
              </table:table-cell>
              <table:table-cell office:value-type="float" office:value="-40.2">
                <text:p>-40.2</text:p>
              </table:table-cell>
            </table:table-row>
            <table:table-row>
              <table:table-cell office:value-type="float" office:value="1674247627.57691">
                <text:p>1674247627.57691</text:p>
              </table:table-cell>
              <table:table-cell office:value-type="float" office:value="-79.6">
                <text:p>-79.6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float" office:value="1674247630.66373">
                <text:p>1674247630.66373</text:p>
              </table:table-cell>
              <table:table-cell office:value-type="float" office:value="-78.6">
                <text:p>-78.6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float" office:value="1674247633.71161">
                <text:p>1674247633.71161</text:p>
              </table:table-cell>
              <table:table-cell office:value-type="float" office:value="-79.2">
                <text:p>-79.2</text:p>
              </table:table-cell>
              <table:table-cell office:value-type="float" office:value="-33.8">
                <text:p>-33.8</text:p>
              </table:table-cell>
            </table:table-row>
            <table:table-row>
              <table:table-cell office:value-type="float" office:value="1674247636.77626">
                <text:p>1674247636.77626</text:p>
              </table:table-cell>
              <table:table-cell office:value-type="float" office:value="-80.2">
                <text:p>-80.2</text:p>
              </table:table-cell>
              <table:table-cell office:value-type="float" office:value="-31.8">
                <text:p>-31.8</text:p>
              </table:table-cell>
            </table:table-row>
            <table:table-row>
              <table:table-cell office:value-type="float" office:value="1674247639.83927">
                <text:p>1674247639.83927</text:p>
              </table:table-cell>
              <table:table-cell office:value-type="float" office:value="-78.6">
                <text:p>-78.6</text:p>
              </table:table-cell>
              <table:table-cell office:value-type="float" office:value="-29.6">
                <text:p>-29.6</text:p>
              </table:table-cell>
            </table:table-row>
            <table:table-row>
              <table:table-cell office:value-type="float" office:value="1674247642.90985">
                <text:p>1674247642.90985</text:p>
              </table:table-cell>
              <table:table-cell office:value-type="float" office:value="-76.8">
                <text:p>-76.8</text:p>
              </table:table-cell>
              <table:table-cell office:value-type="float" office:value="-30.8">
                <text:p>-30.8</text:p>
              </table:table-cell>
            </table:table-row>
            <table:table-row>
              <table:table-cell office:value-type="float" office:value="1674247645.97106">
                <text:p>1674247645.97106</text:p>
              </table:table-cell>
              <table:table-cell office:value-type="float" office:value="-80.4">
                <text:p>-80.4</text:p>
              </table:table-cell>
              <table:table-cell office:value-type="float" office:value="-30.8">
                <text:p>-30.8</text:p>
              </table:table-cell>
            </table:table-row>
            <table:table-row>
              <table:table-cell office:value-type="float" office:value="1674247649.02699">
                <text:p>1674247649.02699</text:p>
              </table:table-cell>
              <table:table-cell office:value-type="float" office:value="-80.2">
                <text:p>-80.2</text:p>
              </table:table-cell>
              <table:table-cell office:value-type="float" office:value="-30.8">
                <text:p>-30.8</text:p>
              </table:table-cell>
            </table:table-row>
            <table:table-row>
              <table:table-cell office:value-type="float" office:value="1674247652.08439">
                <text:p>1674247652.08439</text:p>
              </table:table-cell>
              <table:table-cell office:value-type="float" office:value="-80">
                <text:p>-80</text:p>
              </table:table-cell>
              <table:table-cell office:value-type="float" office:value="-30.8">
                <text:p>-30.8</text:p>
              </table:table-cell>
            </table:table-row>
            <table:table-row>
              <table:table-cell office:value-type="float" office:value="1674247655.14023">
                <text:p>1674247655.14023</text:p>
              </table:table-cell>
              <table:table-cell office:value-type="float" office:value="-81.4">
                <text:p>-81.4</text:p>
              </table:table-cell>
              <table:table-cell office:value-type="float" office:value="-30.4">
                <text:p>-30.4</text:p>
              </table:table-cell>
            </table:table-row>
            <table:table-row>
              <table:table-cell office:value-type="float" office:value="1674247658.19583">
                <text:p>1674247658.19583</text:p>
              </table:table-cell>
              <table:table-cell office:value-type="float" office:value="-82.8">
                <text:p>-82.8</text:p>
              </table:table-cell>
              <table:table-cell office:value-type="float" office:value="-29.6">
                <text:p>-29.6</text:p>
              </table:table-cell>
            </table:table-row>
            <table:table-row>
              <table:table-cell office:value-type="float" office:value="1674247661.2465">
                <text:p>1674247661.2465</text:p>
              </table:table-cell>
              <table:table-cell office:value-type="float" office:value="-78.6">
                <text:p>-78.6</text:p>
              </table:table-cell>
              <table:table-cell office:value-type="float" office:value="-28.4">
                <text:p>-28.4</text:p>
              </table:table-cell>
            </table:table-row>
            <table:table-row>
              <table:table-cell office:value-type="float" office:value="1674247664.30222">
                <text:p>1674247664.30222</text:p>
              </table:table-cell>
              <table:table-cell office:value-type="float" office:value="-78.4">
                <text:p>-78.4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1674247667.36824">
                <text:p>1674247667.36824</text:p>
              </table:table-cell>
              <table:table-cell office:value-type="float" office:value="-78.6">
                <text:p>-78.6</text:p>
              </table:table-cell>
              <table:table-cell office:value-type="float" office:value="-28.4">
                <text:p>-28.4</text:p>
              </table:table-cell>
            </table:table-row>
            <table:table-row>
              <table:table-cell office:value-type="float" office:value="1674247670.43693">
                <text:p>1674247670.43693</text:p>
              </table:table-cell>
              <table:table-cell office:value-type="float" office:value="-80">
                <text:p>-80</text:p>
              </table:table-cell>
              <table:table-cell office:value-type="float" office:value="-31.8">
                <text:p>-31.8</text:p>
              </table:table-cell>
            </table:table-row>
            <table:table-row>
              <table:table-cell office:value-type="float" office:value="1674247673.50815">
                <text:p>1674247673.50815</text:p>
              </table:table-cell>
              <table:table-cell office:value-type="float" office:value="-79.6">
                <text:p>-79.6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float" office:value="1674247676.57571">
                <text:p>1674247676.57571</text:p>
              </table:table-cell>
              <table:table-cell office:value-type="float" office:value="-80.6">
                <text:p>-80.6</text:p>
              </table:table-cell>
              <table:table-cell office:value-type="float" office:value="-38.6">
                <text:p>-38.6</text:p>
              </table:table-cell>
            </table:table-row>
            <table:table-row>
              <table:table-cell office:value-type="float" office:value="1674247679.64447">
                <text:p>1674247679.64447</text:p>
              </table:table-cell>
              <table:table-cell office:value-type="float" office:value="-81.4">
                <text:p>-81.4</text:p>
              </table:table-cell>
              <table:table-cell office:value-type="float" office:value="-40.4">
                <text:p>-40.4</text:p>
              </table:table-cell>
            </table:table-row>
            <table:table-row>
              <table:table-cell office:value-type="float" office:value="1674247682.71563">
                <text:p>1674247682.71563</text:p>
              </table:table-cell>
              <table:table-cell office:value-type="float" office:value="-79">
                <text:p>-79</text:p>
              </table:table-cell>
              <table:table-cell office:value-type="float" office:value="-42.6">
                <text:p>-42.6</text:p>
              </table:table-cell>
            </table:table-row>
            <table:table-row>
              <table:table-cell office:value-type="float" office:value="1674247685.79119">
                <text:p>1674247685.79119</text:p>
              </table:table-cell>
              <table:table-cell office:value-type="float" office:value="-73.8">
                <text:p>-73.8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1674247688.8588">
                <text:p>1674247688.8588</text:p>
              </table:table-cell>
              <table:table-cell office:value-type="float" office:value="-73.2">
                <text:p>-73.2</text:p>
              </table:table-cell>
              <table:table-cell office:value-type="float" office:value="-42.4">
                <text:p>-42.4</text:p>
              </table:table-cell>
            </table:table-row>
            <table:table-row>
              <table:table-cell office:value-type="float" office:value="1674247691.93093">
                <text:p>1674247691.93093</text:p>
              </table:table-cell>
              <table:table-cell office:value-type="float" office:value="-74.6">
                <text:p>-74.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1674247694.99702">
                <text:p>1674247694.99702</text:p>
              </table:table-cell>
              <table:table-cell office:value-type="float" office:value="-74.8">
                <text:p>-74.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float" office:value="1674247698.06767">
                <text:p>1674247698.06767</text:p>
              </table:table-cell>
              <table:table-cell office:value-type="float" office:value="-75.2">
                <text:p>-75.2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1674247701.13314">
                <text:p>1674247701.13314</text:p>
              </table:table-cell>
              <table:table-cell office:value-type="float" office:value="-77">
                <text:p>-77</text:p>
              </table:table-cell>
              <table:table-cell office:value-type="float" office:value="-42.8">
                <text:p>-42.8</text:p>
              </table:table-cell>
            </table:table-row>
            <table:table-row>
              <table:table-cell office:value-type="float" office:value="1674247707.29158">
                <text:p>1674247707.29158</text:p>
              </table:table-cell>
              <table:table-cell office:value-type="float" office:value="-70">
                <text:p>-7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float" office:value="1674247710.3476">
                <text:p>1674247710.3476</text:p>
              </table:table-cell>
              <table:table-cell office:value-type="float" office:value="-74.5">
                <text:p>-74.5</text:p>
              </table:table-cell>
              <table:table-cell office:value-type="float" office:value="-46.2">
                <text:p>-46.2</text:p>
              </table:table-cell>
            </table:table-row>
            <table:table-row>
              <table:table-cell office:value-type="float" office:value="1674247713.41461">
                <text:p>1674247713.41461</text:p>
              </table:table-cell>
              <table:table-cell office:value-type="float" office:value="-72">
                <text:p>-72</text:p>
              </table:table-cell>
              <table:table-cell office:value-type="float" office:value="-46.8">
                <text:p>-46.8</text:p>
              </table:table-cell>
            </table:table-row>
            <table:table-row>
              <table:table-cell office:value-type="float" office:value="1674247716.48592">
                <text:p>1674247716.48592</text:p>
              </table:table-cell>
              <table:table-cell office:value-type="float" office:value="-72.5">
                <text:p>-72.5</text:p>
              </table:table-cell>
              <table:table-cell office:value-type="float" office:value="-44.4">
                <text:p>-44.4</text:p>
              </table:table-cell>
            </table:table-row>
            <table:table-row>
              <table:table-cell office:value-type="float" office:value="1674247719.55772">
                <text:p>1674247719.55772</text:p>
              </table:table-cell>
              <table:table-cell office:value-type="float" office:value="-73.2">
                <text:p>-73.2</text:p>
              </table:table-cell>
              <table:table-cell office:value-type="float" office:value="-46.8">
                <text:p>-46.8</text:p>
              </table:table-cell>
            </table:table-row>
            <table:table-row>
              <table:table-cell office:value-type="float" office:value="1674247722.62326">
                <text:p>1674247722.62326</text:p>
              </table:table-cell>
              <table:table-cell office:value-type="float" office:value="-73.4">
                <text:p>-73.4</text:p>
              </table:table-cell>
              <table:table-cell office:value-type="float" office:value="-46.4">
                <text:p>-46.4</text:p>
              </table:table-cell>
            </table:table-row>
            <table:table-row>
              <table:table-cell office:value-type="float" office:value="1674247725.69055">
                <text:p>1674247725.69055</text:p>
              </table:table-cell>
              <table:table-cell office:value-type="float" office:value="-72.2">
                <text:p>-72.2</text:p>
              </table:table-cell>
              <table:table-cell office:value-type="float" office:value="-45.4">
                <text:p>-45.4</text:p>
              </table:table-cell>
            </table:table-row>
            <table:table-row>
              <table:table-cell office:value-type="float" office:value="1674247728.76195">
                <text:p>1674247728.76195</text:p>
              </table:table-cell>
              <table:table-cell office:value-type="float" office:value="-74.2">
                <text:p>-74.2</text:p>
              </table:table-cell>
              <table:table-cell office:value-type="float" office:value="-44.8">
                <text:p>-44.8</text:p>
              </table:table-cell>
            </table:table-row>
            <table:table-row>
              <table:table-cell office:value-type="float" office:value="1674247731.83654">
                <text:p>1674247731.83654</text:p>
              </table:table-cell>
              <table:table-cell office:value-type="float" office:value="-73.6">
                <text:p>-73.6</text:p>
              </table:table-cell>
              <table:table-cell office:value-type="float" office:value="-45.6">
                <text:p>-45.6</text:p>
              </table:table-cell>
            </table:table-row>
            <table:table-row>
              <table:table-cell office:value-type="float" office:value="1674247734.91189">
                <text:p>1674247734.91189</text:p>
              </table:table-cell>
              <table:table-cell office:value-type="float" office:value="-72.4">
                <text:p>-72.4</text:p>
              </table:table-cell>
              <table:table-cell office:value-type="float" office:value="-46.2">
                <text:p>-46.2</text:p>
              </table:table-cell>
            </table:table-row>
            <table:table-row>
              <table:table-cell office:value-type="float" office:value="1674247737.98014">
                <text:p>1674247737.98014</text:p>
              </table:table-cell>
              <table:table-cell office:value-type="float" office:value="-70.8">
                <text:p>-70.8</text:p>
              </table:table-cell>
              <table:table-cell office:value-type="float" office:value="-48.2">
                <text:p>-48.2</text:p>
              </table:table-cell>
            </table:table-row>
            <table:table-row>
              <table:table-cell office:value-type="float" office:value="1674247741.04582">
                <text:p>1674247741.04582</text:p>
              </table:table-cell>
              <table:table-cell office:value-type="float" office:value="-69.4">
                <text:p>-69.4</text:p>
              </table:table-cell>
              <table:table-cell office:value-type="float" office:value="-50.8">
                <text:p>-50.8</text:p>
              </table:table-cell>
            </table:table-row>
            <table:table-row>
              <table:table-cell office:value-type="float" office:value="1674247744.11057">
                <text:p>1674247744.11057</text:p>
              </table:table-cell>
              <table:table-cell office:value-type="float" office:value="-68.4">
                <text:p>-68.4</text:p>
              </table:table-cell>
              <table:table-cell office:value-type="float" office:value="-52.4">
                <text:p>-52.4</text:p>
              </table:table-cell>
            </table:table-row>
            <table:table-row>
              <table:table-cell office:value-type="float" office:value="1674247747.15753">
                <text:p>1674247747.15753</text:p>
              </table:table-cell>
              <table:table-cell office:value-type="float" office:value="-67.8">
                <text:p>-67.8</text:p>
              </table:table-cell>
              <table:table-cell office:value-type="float" office:value="-54.8">
                <text:p>-54.8</text:p>
              </table:table-cell>
            </table:table-row>
            <table:table-row>
              <table:table-cell office:value-type="float" office:value="1674247750.2104">
                <text:p>1674247750.2104</text:p>
              </table:table-cell>
              <table:table-cell office:value-type="float" office:value="-67">
                <text:p>-67</text:p>
              </table:table-cell>
              <table:table-cell office:value-type="float" office:value="-54.8">
                <text:p>-54.8</text:p>
              </table:table-cell>
            </table:table-row>
            <table:table-row>
              <table:table-cell office:value-type="float" office:value="1674247753.28318">
                <text:p>1674247753.28318</text:p>
              </table:table-cell>
              <table:table-cell office:value-type="float" office:value="-69">
                <text:p>-69</text:p>
              </table:table-cell>
              <table:table-cell office:value-type="float" office:value="-55.4">
                <text:p>-55.4</text:p>
              </table:table-cell>
            </table:table-row>
            <table:table-row>
              <table:table-cell office:value-type="float" office:value="1674247756.35147">
                <text:p>1674247756.35147</text:p>
              </table:table-cell>
              <table:table-cell office:value-type="float" office:value="-71.4">
                <text:p>-71.4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1674247759.41291">
                <text:p>1674247759.41291</text:p>
              </table:table-cell>
              <table:table-cell office:value-type="float" office:value="-71.4">
                <text:p>-71.4</text:p>
              </table:table-cell>
              <table:table-cell office:value-type="float" office:value="-57.8">
                <text:p>-57.8</text:p>
              </table:table-cell>
            </table:table-row>
            <table:table-row>
              <table:table-cell office:value-type="float" office:value="1674247762.47072">
                <text:p>1674247762.47072</text:p>
              </table:table-cell>
              <table:table-cell office:value-type="float" office:value="-70.8">
                <text:p>-70.8</text:p>
              </table:table-cell>
              <table:table-cell office:value-type="float" office:value="-56.8">
                <text:p>-56.8</text:p>
              </table:table-cell>
            </table:table-row>
            <table:table-row>
              <table:table-cell office:value-type="float" office:value="1674247765.5192">
                <text:p>1674247765.5192</text:p>
              </table:table-cell>
              <table:table-cell office:value-type="float" office:value="-72.8">
                <text:p>-72.8</text:p>
              </table:table-cell>
              <table:table-cell office:value-type="float" office:value="-57.4">
                <text:p>-57.4</text:p>
              </table:table-cell>
            </table:table-row>
            <table:table-row>
              <table:table-cell office:value-type="float" office:value="1674247768.58015">
                <text:p>1674247768.58015</text:p>
              </table:table-cell>
              <table:table-cell office:value-type="float" office:value="-73.4">
                <text:p>-73.4</text:p>
              </table:table-cell>
              <table:table-cell office:value-type="float" office:value="-58.6">
                <text:p>-58.6</text:p>
              </table:table-cell>
            </table:table-row>
            <table:table-row>
              <table:table-cell office:value-type="float" office:value="1674247771.64556">
                <text:p>1674247771.64556</text:p>
              </table:table-cell>
              <table:table-cell office:value-type="float" office:value="-71.8">
                <text:p>-71.8</text:p>
              </table:table-cell>
              <table:table-cell office:value-type="float" office:value="-58.2">
                <text:p>-58.2</text:p>
              </table:table-cell>
            </table:table-row>
            <table:table-row>
              <table:table-cell office:value-type="float" office:value="1674247774.71674">
                <text:p>1674247774.71674</text:p>
              </table:table-cell>
              <table:table-cell office:value-type="float" office:value="-72.2">
                <text:p>-72.2</text:p>
              </table:table-cell>
              <table:table-cell office:value-type="float" office:value="-59.4">
                <text:p>-59.4</text:p>
              </table:table-cell>
            </table:table-row>
            <table:table-row>
              <table:table-cell office:value-type="float" office:value="1674247777.78641">
                <text:p>1674247777.78641</text:p>
              </table:table-cell>
              <table:table-cell office:value-type="float" office:value="-71.8">
                <text:p>-71.8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float" office:value="1674247780.85348">
                <text:p>1674247780.85348</text:p>
              </table:table-cell>
              <table:table-cell office:value-type="float" office:value="-70">
                <text:p>-7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1674247783.92534">
                <text:p>1674247783.92534</text:p>
              </table:table-cell>
              <table:table-cell office:value-type="float" office:value="-67.8">
                <text:p>-67.8</text:p>
              </table:table-cell>
              <table:table-cell office:value-type="float" office:value="-63.6">
                <text:p>-63.6</text:p>
              </table:table-cell>
            </table:table-row>
            <table:table-row>
              <table:table-cell office:value-type="float" office:value="1674247787.04886">
                <text:p>1674247787.04886</text:p>
              </table:table-cell>
              <table:table-cell office:value-type="float" office:value="-67.6">
                <text:p>-67.6</text:p>
              </table:table-cell>
              <table:table-cell office:value-type="float" office:value="-63.2">
                <text:p>-63.2</text:p>
              </table:table-cell>
            </table:table-row>
            <table:table-row>
              <table:table-cell office:value-type="float" office:value="1674247790.15133">
                <text:p>1674247790.15133</text:p>
              </table:table-cell>
              <table:table-cell office:value-type="float" office:value="-66">
                <text:p>-66</text:p>
              </table:table-cell>
              <table:table-cell office:value-type="float" office:value="-65.2">
                <text:p>-65.2</text:p>
              </table:table-cell>
            </table:table-row>
            <table:table-row>
              <table:table-cell office:value-type="float" office:value="1674247793.23731">
                <text:p>1674247793.23731</text:p>
              </table:table-cell>
              <table:table-cell office:value-type="float" office:value="-66">
                <text:p>-66</text:p>
              </table:table-cell>
              <table:table-cell office:value-type="float" office:value="-66.4">
                <text:p>-66.4</text:p>
              </table:table-cell>
            </table:table-row>
            <table:table-row>
              <table:table-cell office:value-type="float" office:value="1674247796.30674">
                <text:p>1674247796.30674</text:p>
              </table:table-cell>
              <table:table-cell office:value-type="float" office:value="-68">
                <text:p>-68</text:p>
              </table:table-cell>
              <table:table-cell office:value-type="float" office:value="-64.2">
                <text:p>-64.2</text:p>
              </table:table-cell>
            </table:table-row>
            <table:table-row>
              <table:table-cell office:value-type="float" office:value="1674247799.3759">
                <text:p>1674247799.3759</text:p>
              </table:table-cell>
              <table:table-cell office:value-type="float" office:value="-69">
                <text:p>-69</text:p>
              </table:table-cell>
              <table:table-cell office:value-type="float" office:value="-63.4">
                <text:p>-63.4</text:p>
              </table:table-cell>
            </table:table-row>
            <table:table-row>
              <table:table-cell office:value-type="float" office:value="1674247802.44458">
                <text:p>1674247802.44458</text:p>
              </table:table-cell>
              <table:table-cell office:value-type="float" office:value="-69.4">
                <text:p>-69.4</text:p>
              </table:table-cell>
              <table:table-cell office:value-type="float" office:value="-67.2">
                <text:p>-67.2</text:p>
              </table:table-cell>
            </table:table-row>
            <table:table-row>
              <table:table-cell office:value-type="float" office:value="1674247805.51965">
                <text:p>1674247805.51965</text:p>
              </table:table-cell>
              <table:table-cell office:value-type="float" office:value="-70.8">
                <text:p>-70.8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1674247808.5969">
                <text:p>1674247808.5969</text:p>
              </table:table-cell>
              <table:table-cell office:value-type="float" office:value="-72.8">
                <text:p>-72.8</text:p>
              </table:table-cell>
              <table:table-cell office:value-type="float" office:value="-63.8">
                <text:p>-63.8</text:p>
              </table:table-cell>
            </table:table-row>
            <table:table-row>
              <table:table-cell office:value-type="float" office:value="1674247811.68283">
                <text:p>1674247811.68283</text:p>
              </table:table-cell>
              <table:table-cell office:value-type="float" office:value="-71.6">
                <text:p>-71.6</text:p>
              </table:table-cell>
              <table:table-cell office:value-type="float" office:value="-63.4">
                <text:p>-63.4</text:p>
              </table:table-cell>
            </table:table-row>
            <table:table-row>
              <table:table-cell office:value-type="float" office:value="1674247814.74689">
                <text:p>1674247814.74689</text:p>
              </table:table-cell>
              <table:table-cell office:value-type="float" office:value="-74.4">
                <text:p>-74.4</text:p>
              </table:table-cell>
              <table:table-cell office:value-type="float" office:value="-65.4">
                <text:p>-65.4</text:p>
              </table:table-cell>
            </table:table-row>
            <table:table-row>
              <table:table-cell office:value-type="float" office:value="1674247817.81761">
                <text:p>1674247817.81761</text:p>
              </table:table-cell>
              <table:table-cell office:value-type="float" office:value="-76.4">
                <text:p>-76.4</text:p>
              </table:table-cell>
              <table:table-cell office:value-type="float" office:value="-61.2">
                <text:p>-61.2</text:p>
              </table:table-cell>
            </table:table-row>
            <table:table-row>
              <table:table-cell office:value-type="float" office:value="1674247820.88626">
                <text:p>1674247820.88626</text:p>
              </table:table-cell>
              <table:table-cell office:value-type="float" office:value="-76.6">
                <text:p>-76.6</text:p>
              </table:table-cell>
              <table:table-cell office:value-type="float" office:value="-62.4">
                <text:p>-62.4</text:p>
              </table:table-cell>
            </table:table-row>
            <table:table-row>
              <table:table-cell office:value-type="float" office:value="1674247823.95039">
                <text:p>1674247823.95039</text:p>
              </table:table-cell>
              <table:table-cell office:value-type="float" office:value="-74.8">
                <text:p>-74.8</text:p>
              </table:table-cell>
              <table:table-cell office:value-type="float" office:value="-61.4">
                <text:p>-61.4</text:p>
              </table:table-cell>
            </table:table-row>
            <table:table-row>
              <table:table-cell office:value-type="float" office:value="1674247830.0875">
                <text:p>1674247830.0875</text:p>
              </table:table-cell>
              <table:table-cell office:value-type="float" office:value="-55">
                <text:p>-55</text:p>
              </table:table-cell>
              <table:table-cell office:value-type="float" office:value="-62.4">
                <text:p>-62.4</text:p>
              </table:table-cell>
            </table:table-row>
            <table:table-row>
              <table:table-cell office:value-type="float" office:value="1674247833.19051">
                <text:p>1674247833.19051</text:p>
              </table:table-cell>
              <table:table-cell office:value-type="float" office:value="-60">
                <text:p>-60</text:p>
              </table:table-cell>
              <table:table-cell office:value-type="float" office:value="-61.2">
                <text:p>-61.2</text:p>
              </table:table-cell>
            </table:table-row>
            <table:table-row>
              <table:table-cell office:value-type="float" office:value="1674247836.23782">
                <text:p>1674247836.23782</text:p>
              </table:table-cell>
              <table:table-cell office:value-type="float" office:value="-60">
                <text:p>-60</text:p>
              </table:table-cell>
              <table:table-cell office:value-type="float" office:value="-63.4">
                <text:p>-63.4</text:p>
              </table:table-cell>
            </table:table-row>
            <table:table-row>
              <table:table-cell office:value-type="float" office:value="1674247839.29945">
                <text:p>1674247839.29945</text:p>
              </table:table-cell>
              <table:table-cell office:value-type="float" office:value="-62.25">
                <text:p>-62.25</text:p>
              </table:table-cell>
              <table:table-cell office:value-type="float" office:value="-64.4">
                <text:p>-64.4</text:p>
              </table:table-cell>
            </table:table-row>
            <table:table-row>
              <table:table-cell office:value-type="float" office:value="1674247842.36224">
                <text:p>1674247842.36224</text:p>
              </table:table-cell>
              <table:table-cell office:value-type="float" office:value="-63.2">
                <text:p>-63.2</text:p>
              </table:table-cell>
              <table:table-cell office:value-type="float" office:value="-68.2">
                <text:p>-68.2</text:p>
              </table:table-cell>
            </table:table-row>
            <table:table-row>
              <table:table-cell office:value-type="float" office:value="1674247845.42754">
                <text:p>1674247845.42754</text:p>
              </table:table-cell>
              <table:table-cell office:value-type="float" office:value="-63.8">
                <text:p>-63.8</text:p>
              </table:table-cell>
              <table:table-cell office:value-type="float" office:value="-68.2">
                <text:p>-68.2</text:p>
              </table:table-cell>
            </table:table-row>
            <table:table-row>
              <table:table-cell office:value-type="float" office:value="1674247848.49818">
                <text:p>1674247848.49818</text:p>
              </table:table-cell>
              <table:table-cell office:value-type="float" office:value="-62.6">
                <text:p>-62.6</text:p>
              </table:table-cell>
              <table:table-cell office:value-type="float" office:value="-68.2">
                <text:p>-68.2</text:p>
              </table:table-cell>
            </table:table-row>
            <table:table-row>
              <table:table-cell office:value-type="float" office:value="1674247851.57525">
                <text:p>1674247851.57525</text:p>
              </table:table-cell>
              <table:table-cell office:value-type="float" office:value="-61.4">
                <text:p>-61.4</text:p>
              </table:table-cell>
              <table:table-cell office:value-type="float" office:value="-71.2">
                <text:p>-71.2</text:p>
              </table:table-cell>
            </table:table-row>
            <table:table-row>
              <table:table-cell office:value-type="float" office:value="1674247854.68303">
                <text:p>1674247854.68303</text:p>
              </table:table-cell>
              <table:table-cell office:value-type="float" office:value="-59">
                <text:p>-59</text:p>
              </table:table-cell>
              <table:table-cell office:value-type="float" office:value="-72.2">
                <text:p>-72.2</text:p>
              </table:table-cell>
            </table:table-row>
            <table:table-row>
              <table:table-cell office:value-type="float" office:value="1674247857.72644">
                <text:p>1674247857.72644</text:p>
              </table:table-cell>
              <table:table-cell office:value-type="float" office:value="-59">
                <text:p>-59</text:p>
              </table:table-cell>
              <table:table-cell office:value-type="float" office:value="-69.4">
                <text:p>-69.4</text:p>
              </table:table-cell>
            </table:table-row>
            <table:table-row>
              <table:table-cell office:value-type="float" office:value="1674247860.79275">
                <text:p>1674247860.79275</text:p>
              </table:table-cell>
              <table:table-cell office:value-type="float" office:value="-59.2">
                <text:p>-59.2</text:p>
              </table:table-cell>
              <table:table-cell office:value-type="float" office:value="-69.8">
                <text:p>-69.8</text:p>
              </table:table-cell>
            </table:table-row>
            <table:table-row>
              <table:table-cell office:value-type="float" office:value="1674247863.86373">
                <text:p>1674247863.86373</text:p>
              </table:table-cell>
              <table:table-cell office:value-type="float" office:value="-60">
                <text:p>-60</text:p>
              </table:table-cell>
              <table:table-cell office:value-type="float" office:value="-70.2">
                <text:p>-70.2</text:p>
              </table:table-cell>
            </table:table-row>
            <table:table-row>
              <table:table-cell office:value-type="float" office:value="1674247866.92688">
                <text:p>1674247866.92688</text:p>
              </table:table-cell>
              <table:table-cell office:value-type="float" office:value="-64.4">
                <text:p>-64.4</text:p>
              </table:table-cell>
              <table:table-cell office:value-type="float" office:value="-66.4">
                <text:p>-66.4</text:p>
              </table:table-cell>
            </table:table-row>
            <table:table-row>
              <table:table-cell office:value-type="float" office:value="1674247869.99855">
                <text:p>1674247869.99855</text:p>
              </table:table-cell>
              <table:table-cell office:value-type="float" office:value="-63.8">
                <text:p>-63.8</text:p>
              </table:table-cell>
              <table:table-cell office:value-type="float" office:value="-68.2">
                <text:p>-68.2</text:p>
              </table:table-cell>
            </table:table-row>
            <table:table-row>
              <table:table-cell office:value-type="float" office:value="1674247873.0762">
                <text:p>1674247873.0762</text:p>
              </table:table-cell>
              <table:table-cell office:value-type="float" office:value="-60.6">
                <text:p>-60.6</text:p>
              </table:table-cell>
              <table:table-cell office:value-type="float" office:value="-71.2">
                <text:p>-71.2</text:p>
              </table:table-cell>
            </table:table-row>
            <table:table-row>
              <table:table-cell office:value-type="float" office:value="1674247876.14848">
                <text:p>1674247876.14848</text:p>
              </table:table-cell>
              <table:table-cell office:value-type="float" office:value="-58.6">
                <text:p>-58.6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1674247879.20758">
                <text:p>1674247879.20758</text:p>
              </table:table-cell>
              <table:table-cell office:value-type="float" office:value="-55.2">
                <text:p>-55.2</text:p>
              </table:table-cell>
              <table:table-cell office:value-type="float" office:value="-74.4">
                <text:p>-74.4</text:p>
              </table:table-cell>
            </table:table-row>
            <table:table-row>
              <table:table-cell office:value-type="float" office:value="1674247882.2723">
                <text:p>1674247882.2723</text:p>
              </table:table-cell>
              <table:table-cell office:value-type="float" office:value="-49.2">
                <text:p>-49.2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674247885.3399">
                <text:p>1674247885.3399</text:p>
              </table:table-cell>
              <table:table-cell office:value-type="float" office:value="-50">
                <text:p>-5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1674247888.46952">
                <text:p>1674247888.46952</text:p>
              </table:table-cell>
              <table:table-cell office:value-type="float" office:value="-50.2">
                <text:p>-50.2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float" office:value="1674247891.53379">
                <text:p>1674247891.53379</text:p>
              </table:table-cell>
              <table:table-cell office:value-type="float" office:value="-49.6">
                <text:p>-49.6</text:p>
              </table:table-cell>
              <table:table-cell office:value-type="float" office:value="-70.2">
                <text:p>-70.2</text:p>
              </table:table-cell>
            </table:table-row>
            <table:table-row>
              <table:table-cell office:value-type="float" office:value="1674247894.58661">
                <text:p>1674247894.58661</text:p>
              </table:table-cell>
              <table:table-cell office:value-type="float" office:value="-48.6">
                <text:p>-48.6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1674247897.65978">
                <text:p>1674247897.65978</text:p>
              </table:table-cell>
              <table:table-cell office:value-type="float" office:value="-47.6">
                <text:p>-47.6</text:p>
              </table:table-cell>
              <table:table-cell office:value-type="float" office:value="-69.2">
                <text:p>-69.2</text:p>
              </table:table-cell>
            </table:table-row>
            <table:table-row>
              <table:table-cell office:value-type="float" office:value="1674247900.72657">
                <text:p>1674247900.72657</text:p>
              </table:table-cell>
              <table:table-cell office:value-type="float" office:value="-44.4">
                <text:p>-44.4</text:p>
              </table:table-cell>
              <table:table-cell office:value-type="float" office:value="-71.2">
                <text:p>-71.2</text:p>
              </table:table-cell>
            </table:table-row>
            <table:table-row>
              <table:table-cell office:value-type="float" office:value="1674247903.77686">
                <text:p>1674247903.77686</text:p>
              </table:table-cell>
              <table:table-cell office:value-type="float" office:value="-42.6">
                <text:p>-42.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1674247906.83808">
                <text:p>1674247906.83808</text:p>
              </table:table-cell>
              <table:table-cell office:value-type="float" office:value="-44.6">
                <text:p>-44.6</text:p>
              </table:table-cell>
              <table:table-cell office:value-type="float" office:value="-70.8">
                <text:p>-70.8</text:p>
              </table:table-cell>
            </table:table-row>
            <table:table-row>
              <table:table-cell office:value-type="float" office:value="1674247909.91253">
                <text:p>1674247909.91253</text:p>
              </table:table-cell>
              <table:table-cell office:value-type="float" office:value="-47.6">
                <text:p>-47.6</text:p>
              </table:table-cell>
              <table:table-cell office:value-type="float" office:value="-71.8">
                <text:p>-71.8</text:p>
              </table:table-cell>
            </table:table-row>
            <table:table-row>
              <table:table-cell office:value-type="float" office:value="1674247912.97555">
                <text:p>1674247912.97555</text:p>
              </table:table-cell>
              <table:table-cell office:value-type="float" office:value="-50.6">
                <text:p>-50.6</text:p>
              </table:table-cell>
              <table:table-cell office:value-type="float" office:value="-72.4">
                <text:p>-72.4</text:p>
              </table:table-cell>
            </table:table-row>
            <table:table-row>
              <table:table-cell office:value-type="float" office:value="1674247916.05363">
                <text:p>1674247916.05363</text:p>
              </table:table-cell>
              <table:table-cell office:value-type="float" office:value="-53.2">
                <text:p>-53.2</text:p>
              </table:table-cell>
              <table:table-cell office:value-type="float" office:value="-70.6">
                <text:p>-70.6</text:p>
              </table:table-cell>
            </table:table-row>
            <table:table-row>
              <table:table-cell office:value-type="float" office:value="1674247919.11796">
                <text:p>1674247919.11796</text:p>
              </table:table-cell>
              <table:table-cell office:value-type="float" office:value="-56.8">
                <text:p>-56.8</text:p>
              </table:table-cell>
              <table:table-cell office:value-type="float" office:value="-72.6">
                <text:p>-72.6</text:p>
              </table:table-cell>
            </table:table-row>
            <table:table-row>
              <table:table-cell office:value-type="float" office:value="1674247922.18136">
                <text:p>1674247922.18136</text:p>
              </table:table-cell>
              <table:table-cell office:value-type="float" office:value="-58.8">
                <text:p>-58.8</text:p>
              </table:table-cell>
              <table:table-cell office:value-type="float" office:value="-71.2">
                <text:p>-71.2</text:p>
              </table:table-cell>
            </table:table-row>
            <table:table-row>
              <table:table-cell office:value-type="float" office:value="1674247925.27889">
                <text:p>1674247925.27889</text:p>
              </table:table-cell>
              <table:table-cell office:value-type="float" office:value="-60.4">
                <text:p>-60.4</text:p>
              </table:table-cell>
              <table:table-cell office:value-type="float" office:value="-72.4">
                <text:p>-72.4</text:p>
              </table:table-cell>
            </table:table-row>
            <table:table-row>
              <table:table-cell office:value-type="float" office:value="1674247928.29745">
                <text:p>1674247928.29745</text:p>
              </table:table-cell>
              <table:table-cell office:value-type="float" office:value="-63.8">
                <text:p>-63.8</text:p>
              </table:table-cell>
              <table:table-cell office:value-type="float" office:value="-70.2">
                <text:p>-70.2</text:p>
              </table:table-cell>
            </table:table-row>
            <table:table-row>
              <table:table-cell office:value-type="float" office:value="1674247931.3622">
                <text:p>1674247931.3622</text:p>
              </table:table-cell>
              <table:table-cell office:value-type="float" office:value="-66.4">
                <text:p>-66.4</text:p>
              </table:table-cell>
              <table:table-cell office:value-type="float" office:value="-66.4">
                <text:p>-66.4</text:p>
              </table:table-cell>
            </table:table-row>
            <table:table-row>
              <table:table-cell office:value-type="float" office:value="1674247934.41803">
                <text:p>1674247934.41803</text:p>
              </table:table-cell>
              <table:table-cell office:value-type="float" office:value="-68">
                <text:p>-68</text:p>
              </table:table-cell>
              <table:table-cell office:value-type="float" office:value="-64.2">
                <text:p>-64.2</text:p>
              </table:table-cell>
            </table:table-row>
            <table:table-row>
              <table:table-cell office:value-type="float" office:value="1674247937.48478">
                <text:p>1674247937.48478</text:p>
              </table:table-cell>
              <table:table-cell office:value-type="float" office:value="-70.8">
                <text:p>-70.8</text:p>
              </table:table-cell>
              <table:table-cell office:value-type="float" office:value="-63.2">
                <text:p>-63.2</text:p>
              </table:table-cell>
            </table:table-row>
            <table:table-row>
              <table:table-cell office:value-type="float" office:value="1674247940.55263">
                <text:p>1674247940.55263</text:p>
              </table:table-cell>
              <table:table-cell office:value-type="float" office:value="-72">
                <text:p>-72</text:p>
              </table:table-cell>
              <table:table-cell office:value-type="float" office:value="-58.6">
                <text:p>-58.6</text:p>
              </table:table-cell>
            </table:table-row>
            <table:table-row>
              <table:table-cell office:value-type="float" office:value="1674247943.61686">
                <text:p>1674247943.61686</text:p>
              </table:table-cell>
              <table:table-cell office:value-type="float" office:value="-74">
                <text:p>-74</text:p>
              </table:table-cell>
              <table:table-cell office:value-type="float" office:value="-58.6">
                <text:p>-58.6</text:p>
              </table:table-cell>
            </table:table-row>
            <table:table-row>
              <table:table-cell office:value-type="float" office:value="1674247946.68241">
                <text:p>1674247946.68241</text:p>
              </table:table-cell>
              <table:table-cell office:value-type="float" office:value="-74.2">
                <text:p>-74.2</text:p>
              </table:table-cell>
              <table:table-cell office:value-type="float" office:value="-58.2">
                <text:p>-58.2</text:p>
              </table:table-cell>
            </table:table-row>
            <table:table-row>
              <table:table-cell office:value-type="float" office:value="1674247949.74269">
                <text:p>1674247949.74269</text:p>
              </table:table-cell>
              <table:table-cell office:value-type="float" office:value="-74">
                <text:p>-74</text:p>
              </table:table-cell>
              <table:table-cell office:value-type="float" office:value="-55.4">
                <text:p>-55.4</text:p>
              </table:table-cell>
            </table:table-row>
            <table:table-row>
              <table:table-cell office:value-type="float" office:value="1674247952.79042">
                <text:p>1674247952.79042</text:p>
              </table:table-cell>
              <table:table-cell office:value-type="float" office:value="-72.6">
                <text:p>-72.6</text:p>
              </table:table-cell>
              <table:table-cell office:value-type="float" office:value="-54.4">
                <text:p>-54.4</text:p>
              </table:table-cell>
            </table:table-row>
            <table:table-row>
              <table:table-cell office:value-type="float" office:value="1674247955.86498">
                <text:p>1674247955.86498</text:p>
              </table:table-cell>
              <table:table-cell office:value-type="float" office:value="-72.2">
                <text:p>-72.2</text:p>
              </table:table-cell>
              <table:table-cell office:value-type="float" office:value="-54.4">
                <text:p>-54.4</text:p>
              </table:table-cell>
            </table:table-row>
            <table:table-row>
              <table:table-cell office:value-type="float" office:value="1674247958.9246">
                <text:p>1674247958.9246</text:p>
              </table:table-cell>
              <table:table-cell office:value-type="float" office:value="-70.4">
                <text:p>-70.4</text:p>
              </table:table-cell>
              <table:table-cell office:value-type="float" office:value="-52.8">
                <text:p>-52.8</text:p>
              </table:table-cell>
            </table:table-row>
            <table:table-row>
              <table:table-cell office:value-type="float" office:value="1674247961.98829">
                <text:p>1674247961.98829</text:p>
              </table:table-cell>
              <table:table-cell office:value-type="float" office:value="-73.2">
                <text:p>-73.2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1674247965.06223">
                <text:p>1674247965.06223</text:p>
              </table:table-cell>
              <table:table-cell office:value-type="float" office:value="-74.4">
                <text:p>-74.4</text:p>
              </table:table-cell>
              <table:table-cell office:value-type="float" office:value="-50.6">
                <text:p>-50.6</text:p>
              </table:table-cell>
            </table:table-row>
            <table:table-row>
              <table:table-cell office:value-type="float" office:value="1674247977.30109">
                <text:p>1674247977.30109</text:p>
              </table:table-cell>
              <table:table-cell office:value-type="float" office:value="-76">
                <text:p>-76</text:p>
              </table:table-cell>
              <table:table-cell office:value-type="float" office:value="-50.4">
                <text:p>-5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48.6">
                <text:p>-48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47.6">
                <text:p>-47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47.4">
                <text:p>-47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Windows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